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747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58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c9211e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3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26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font-size-asian="12pt" style:font-size-complex="12pt"/>
    </style:style>
    <style:style style:name="ce12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55"/>
          <table:table-cell table:style-name="ce17" office:value-type="string" calcext:value-type="string" table:number-columns-spanned="2" table:number-rows-spanned="1">
            <text:p>Type</text:p>
          </table:table-cell>
          <table:covered-table-cell table:style-name="ce17"/>
          <table:table-cell table:style-name="ce35"/>
          <table:table-cell table:style-name="ce22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55"/>
          <table:table-cell table:style-name="ce132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7" table:number-columns-spanned="2" table:number-rows-spanned="1"/>
          <table:covered-table-cell table:style-name="ce17"/>
          <table:table-cell table:style-name="ce55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55" table:number-columns-repeated="2"/>
          <table:table-cell table:style-name="ce120"/>
          <table:table-cell table:style-name="ce48"/>
          <table:table-cell table:style-name="ce35"/>
          <table:table-cell table:style-name="ce55" table:number-columns-repeated="3"/>
          <table:table-cell table:style-name="ce120"/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WikiWars</text:p>
          </table:table-cell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55"/>
          <table:table-cell table:style-name="ce22" office:value-type="string" calcext:value-type="string" table:number-columns-spanned="2" table:number-rows-spanned="1">
            <text:p>P</text:p>
          </table:table-cell>
          <table:covered-table-cell table:style-name="ce55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5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7"/>
          <table:table-cell table:style-name="ce35"/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55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55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55"/>
          <table:table-cell table:style-name="ce132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7" table:number-columns-spanned="2" table:number-rows-spanned="1"/>
          <table:covered-table-cell table:style-name="ce17"/>
          <table:table-cell table:style-name="ce55"/>
          <table:table-cell table:style-name="ce44" table:formula="of:=IF([.A2]&lt;&gt;&quot;&quot;; [.A2]; &quot;&quot;)" office:value-type="string" office:string-value="WikiWars" calcext:value-type="string">
            <text:p>WikiWars</text:p>
          </table:table-cell>
          <table:table-cell table:style-name="ce17" office:value-type="string" calcext:value-type="string" table:number-columns-spanned="3" table:number-rows-spanned="1">
            <text:p>Strict Match</text:p>
          </table:table-cell>
          <table:covered-table-cell table:style-name="ce17"/>
          <table:covered-table-cell table:style-name="ce132"/>
          <table:table-cell table:style-name="ce132" office:value-type="string" calcext:value-type="string">
            <text:p>Type</text:p>
          </table:table-cell>
          <table:table-cell table:style-name="ce35"/>
          <table:table-cell table:style-name="ce17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7"/>
          <table:table-cell table:style-name="ce13" office:value-type="string" calcext:value-type="string">
            <text:p>Type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55"/>
          <table:table-cell table:style-name="ce44" table:formula="of:=IF([.A3]&lt;&gt;&quot;&quot;; [.A3]; &quot;&quot;)">
            <text:p/>
          </table:table-cell>
          <table:table-cell table:style-name="ce17" office:value-type="string" calcext:value-type="string">
            <text:p>F1</text:p>
          </table:table-cell>
          <table:table-cell table:style-name="ce132" office:value-type="string" calcext:value-type="string">
            <text:p>P</text:p>
          </table:table-cell>
          <table:table-cell table:style-name="ce132" office:value-type="string" calcext:value-type="string">
            <text:p>R</text:p>
          </table:table-cell>
          <table:table-cell table:style-name="ce132" office:value-type="string" calcext:value-type="string">
            <text:p>F1</text:p>
          </table:table-cell>
          <table:table-cell table:style-name="ce35"/>
          <table:table-cell table:style-name="ce132" office:value-type="string" calcext:value-type="string">
            <text:p>F1</text:p>
          </table:table-cell>
          <table:table-cell table:style-name="ce132" office:value-type="string" calcext:value-type="string">
            <text:p>P</text:p>
          </table:table-cell>
          <table:table-cell table:style-name="ce132" office:value-type="string" calcext:value-type="string">
            <text:p>R</text:p>
          </table:table-cell>
          <table:table-cell table:style-name="ce13" office:value-type="string" calcext:value-type="string">
            <text:p>F1</text:p>
          </table:table-cell>
          <table:table-cell table:style-name="ce17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55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45"/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base (multi)</text:p>
          </table:table-cell>
          <table:table-cell table:style-name="ce26" office:value-type="float" office:value="93.668878515315" calcext:value-type="float">
            <text:p>93.67</text:p>
          </table:table-cell>
          <table:table-cell table:style-name="ce59" office:value-type="float" office:value="1.31462019224049" calcext:value-type="float">
            <text:p>1.31</text:p>
          </table:table-cell>
          <table:table-cell table:style-name="ce58" office:value-type="float" office:value="93.2789752770665" calcext:value-type="float">
            <text:p>93.28</text:p>
          </table:table-cell>
          <table:table-cell table:style-name="ce41" office:value-type="float" office:value="1.35206458605717" calcext:value-type="float">
            <text:p>1.35</text:p>
          </table:table-cell>
          <table:table-cell table:style-name="ce27" office:value-type="float" office:value="94.068062232937" calcext:value-type="float">
            <text:p>94.07</text:p>
          </table:table-cell>
          <table:table-cell table:style-name="ce59" office:value-type="float" office:value="1.48179475333916" calcext:value-type="float">
            <text:p>1.48</text:p>
          </table:table-cell>
          <table:table-cell table:style-name="ce60" office:value-type="float" office:value="92.2900448278747" calcext:value-type="float">
            <text:p>92.29</text:p>
          </table:table-cell>
          <table:table-cell table:style-name="ce58" office:value-type="float" office:value="1.07549621815338" calcext:value-type="float">
            <text:p>1.08</text:p>
          </table:table-cell>
          <table:table-cell table:style-name="ce68"/>
          <table:table-cell table:style-name="ce76" office:value-type="float" office:value="97.4582294760092" calcext:value-type="float">
            <text:p>97.46</text:p>
          </table:table-cell>
          <table:table-cell table:style-name="ce58" office:value-type="float" office:value="0.857976238059638" calcext:value-type="float">
            <text:p>0.86</text:p>
          </table:table-cell>
          <table:table-cell table:style-name="ce85" office:value-type="float" office:value="97.0530703001774" calcext:value-type="float">
            <text:p>97.05</text:p>
          </table:table-cell>
          <table:table-cell table:style-name="ce59" office:value-type="float" office:value="0.978564358754827" calcext:value-type="float">
            <text:p>0.98</text:p>
          </table:table-cell>
          <table:table-cell table:style-name="ce58" office:value-type="float" office:value="97.8730266057877" calcext:value-type="float">
            <text:p>97.87</text:p>
          </table:table-cell>
          <table:table-cell table:style-name="ce58" office:value-type="float" office:value="1.05946555063264" calcext:value-type="float">
            <text:p>1.06</text:p>
          </table:table-cell>
          <table:table-cell table:style-name="ce26" office:value-type="float" office:value="95.6199366738482" calcext:value-type="float">
            <text:p>95.62</text:p>
          </table:table-cell>
          <table:table-cell table:style-name="ce59" office:value-type="float" office:value="1.1184146068948" calcext:value-type="float">
            <text:p>1.12</text:p>
          </table:table-cell>
          <table:table-cell table:style-name="ce115"/>
          <table:table-cell table:style-name="ce117"/>
          <table:table-cell table:style-name="ce55"/>
          <table:table-cell table:style-name="ce97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99" table:formula="of:=IF([.B6]&lt;&gt;&quot;n/a&quot;; IF([.B6]&lt;&gt;&quot;&quot;; &quot;$&quot; &amp; TEXT([.B6]; &quot;0.00&quot;) &amp; &quot;$&quot;;  &quot;&quot;); &quot;n/a&quot;)" office:value-type="string" office:string-value="$93.67$" calcext:value-type="string">
            <text:p>$93.67$</text:p>
          </table:table-cell>
          <table:table-cell table:style-name="ce99" table:formula="of:=IF([.D6]&lt;&gt;&quot;n/a&quot;; IF([.D6]&lt;&gt;&quot;&quot;; &quot;$&quot; &amp; TEXT([.D6]; &quot;0.00&quot;) &amp; &quot;$&quot;;  &quot;&quot;); &quot;n/a&quot;)" office:value-type="string" office:string-value="$93.28$" calcext:value-type="string">
            <text:p>$93.28$</text:p>
          </table:table-cell>
          <table:table-cell table:style-name="ce99" table:formula="of:=IF([.F6]&lt;&gt;&quot;n/a&quot;; IF([.F6]&lt;&gt;&quot;&quot;; &quot;$&quot; &amp; TEXT([.F6]; &quot;0.00&quot;) &amp; &quot;$&quot;;  &quot;&quot;); &quot;n/a&quot;)" office:value-type="string" office:string-value="$94.07$" calcext:value-type="string">
            <text:p>$94.07$</text:p>
          </table:table-cell>
          <table:table-cell table:style-name="ce159" table:formula="of:=IF([.H6]&lt;&gt;&quot;n/a&quot;; IF([.H6]&lt;&gt;&quot;&quot;; &quot;$&quot; &amp; TEXT([.H6]; &quot;0.00&quot;) &amp; &quot;$&quot;;  &quot;&quot;); &quot;n/a&quot;)" office:value-type="string" office:string-value="$92.29$" calcext:value-type="string">
            <text:p>$92.29$</text:p>
          </table:table-cell>
          <table:table-cell table:style-name="ce125"/>
          <table:table-cell table:style-name="ce99" table:formula="of:=IF([.K6]&lt;&gt;&quot;n/a&quot;; IF([.K6]&lt;&gt;&quot;&quot;; &quot;$&quot; &amp; TEXT([.K6]; &quot;0.00&quot;) &amp; &quot;$&quot;;  &quot;&quot;); &quot;n/a&quot;)" office:value-type="string" office:string-value="$97.46$" calcext:value-type="string">
            <text:p>$97.46$</text:p>
          </table:table-cell>
          <table:table-cell table:style-name="ce99" table:formula="of:=IF([.M6]&lt;&gt;&quot;n/a&quot;; IF([.M6]&lt;&gt;&quot;&quot;; &quot;$&quot; &amp; TEXT([.M6]; &quot;0.00&quot;) &amp; &quot;$&quot;;  &quot;&quot;); &quot;n/a&quot;)" office:value-type="string" office:string-value="$97.05$" calcext:value-type="string">
            <text:p>$97.05$</text:p>
          </table:table-cell>
          <table:table-cell table:style-name="ce99" table:formula="of:=IF([.O6]&lt;&gt;&quot;n/a&quot;; IF([.O6]&lt;&gt;&quot;&quot;; &quot;$&quot; &amp; TEXT([.O6]; &quot;0.00&quot;) &amp; &quot;$&quot;;  &quot;&quot;); &quot;n/a&quot;)" office:value-type="string" office:string-value="$97.87$" calcext:value-type="string">
            <text:p>$97.87$</text:p>
          </table:table-cell>
          <table:table-cell table:style-name="ce110" table:formula="of:=IF([.Q6]&lt;&gt;&quot;n/a&quot;; IF([.Q6]&lt;&gt;&quot;&quot;; &quot;$&quot; &amp; TEXT([.Q6]; &quot;0.00&quot;) &amp; &quot;$&quot;;  &quot;&quot;); &quot;n/a&quot;)" office:value-type="string" office:string-value="$95.62$" calcext:value-type="string">
            <text:p>$95.6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multi)</text:p>
          </table:table-cell>
          <table:table-cell table:style-name="ce26" office:value-type="float" office:value="93.4860006218099" calcext:value-type="float">
            <text:p>93.49</text:p>
          </table:table-cell>
          <table:table-cell table:style-name="ce59" office:value-type="float" office:value="1.57112866426473" calcext:value-type="float">
            <text:p>1.57</text:p>
          </table:table-cell>
          <table:table-cell table:style-name="ce58" office:value-type="float" office:value="92.8013262644007" calcext:value-type="float">
            <text:p>92.80</text:p>
          </table:table-cell>
          <table:table-cell table:style-name="ce41" office:value-type="float" office:value="1.6141524037202" calcext:value-type="float">
            <text:p>1.61</text:p>
          </table:table-cell>
          <table:table-cell table:style-name="ce26" office:value-type="float" office:value="94.1847538049013" calcext:value-type="float">
            <text:p>94.18</text:p>
          </table:table-cell>
          <table:table-cell table:style-name="ce59" office:value-type="float" office:value="1.64368329669374" calcext:value-type="float">
            <text:p>1.64</text:p>
          </table:table-cell>
          <table:table-cell table:style-name="ce60" office:value-type="float" office:value="92.217628202829" calcext:value-type="float">
            <text:p>92.22</text:p>
          </table:table-cell>
          <table:table-cell table:style-name="ce58" office:value-type="float" office:value="1.29708383720007" calcext:value-type="float">
            <text:p>1.30</text:p>
          </table:table-cell>
          <table:table-cell table:style-name="ce68"/>
          <table:table-cell table:style-name="ce76" office:value-type="float" office:value="97.6074857143193" calcext:value-type="float">
            <text:p>97.61</text:p>
          </table:table-cell>
          <table:table-cell table:style-name="ce58" office:value-type="float" office:value="0.638603329273732" calcext:value-type="float">
            <text:p>0.64</text:p>
          </table:table-cell>
          <table:table-cell table:style-name="ce27" office:value-type="float" office:value="96.894413320679" calcext:value-type="float">
            <text:p>96.89</text:p>
          </table:table-cell>
          <table:table-cell table:style-name="ce59" office:value-type="float" office:value="0.969241900345165" calcext:value-type="float">
            <text:p>0.97</text:p>
          </table:table-cell>
          <table:table-cell table:style-name="ce60" office:value-type="float" office:value="98.3351832386399" calcext:value-type="float">
            <text:p>98.34</text:p>
          </table:table-cell>
          <table:table-cell table:style-name="ce58" office:value-type="float" office:value="0.504937710181863" calcext:value-type="float">
            <text:p>0.50</text:p>
          </table:table-cell>
          <table:table-cell table:style-name="ce26" office:value-type="float" office:value="95.8755403484458" calcext:value-type="float">
            <text:p>95.88</text:p>
          </table:table-cell>
          <table:table-cell table:style-name="ce59" office:value-type="float" office:value="0.835352429642282" calcext:value-type="float">
            <text:p>0.84</text:p>
          </table:table-cell>
          <table:table-cell table:style-name="ce115" table:number-columns-repeated="2"/>
          <table:table-cell table:style-name="ce55"/>
          <table:table-cell table:style-name="ce46" table:formula="of:=IF([.A7]&lt;&gt;&quot;&quot;; [.A7]; &quot;&quot;)" office:value-type="string" office:string-value="MaChAmp Bert large (multi)" calcext:value-type="string">
            <text:p>MaChAmp Bert large (multi)</text:p>
          </table:table-cell>
          <table:table-cell table:style-name="ce99" table:formula="of:=IF([.B7]&lt;&gt;&quot;n/a&quot;; IF([.B7]&lt;&gt;&quot;&quot;; &quot;$&quot; &amp; TEXT([.B7]; &quot;0.00&quot;) &amp; &quot;$&quot;;  &quot;&quot;); &quot;n/a&quot;)" office:value-type="string" office:string-value="$93.49$" calcext:value-type="string">
            <text:p>$93.49$</text:p>
          </table:table-cell>
          <table:table-cell table:style-name="ce99" table:formula="of:=IF([.D7]&lt;&gt;&quot;n/a&quot;; IF([.D7]&lt;&gt;&quot;&quot;; &quot;$&quot; &amp; TEXT([.D7]; &quot;0.00&quot;) &amp; &quot;$&quot;;  &quot;&quot;); &quot;n/a&quot;)" office:value-type="string" office:string-value="$92.80$" calcext:value-type="string">
            <text:p>$92.80$</text:p>
          </table:table-cell>
          <table:table-cell table:style-name="ce99" table:formula="of:=IF([.F7]&lt;&gt;&quot;n/a&quot;; IF([.F7]&lt;&gt;&quot;&quot;; &quot;$&quot; &amp; TEXT([.F7]; &quot;0.00&quot;) &amp; &quot;$&quot;;  &quot;&quot;); &quot;n/a&quot;)" office:value-type="string" office:string-value="$94.18$" calcext:value-type="string">
            <text:p>$94.18$</text:p>
          </table:table-cell>
          <table:table-cell table:style-name="ce99" table:formula="of:=IF([.H7]&lt;&gt;&quot;n/a&quot;; IF([.H7]&lt;&gt;&quot;&quot;; &quot;$&quot; &amp; TEXT([.H7]; &quot;0.00&quot;) &amp; &quot;$&quot;;  &quot;&quot;); &quot;n/a&quot;)" office:value-type="string" office:string-value="$92.22$" calcext:value-type="string">
            <text:p>$92.22$</text:p>
          </table:table-cell>
          <table:table-cell table:style-name="ce125"/>
          <table:table-cell table:style-name="ce159" table:formula="of:=IF([.K7]&lt;&gt;&quot;n/a&quot;; IF([.K7]&lt;&gt;&quot;&quot;; &quot;$&quot; &amp; TEXT([.K7]; &quot;0.00&quot;) &amp; &quot;$&quot;;  &quot;&quot;); &quot;n/a&quot;)" office:value-type="string" office:string-value="$97.61$" calcext:value-type="string">
            <text:p>$97.61$</text:p>
          </table:table-cell>
          <table:table-cell table:style-name="ce99" table:formula="of:=IF([.M7]&lt;&gt;&quot;n/a&quot;; IF([.M7]&lt;&gt;&quot;&quot;; &quot;$&quot; &amp; TEXT([.M7]; &quot;0.00&quot;) &amp; &quot;$&quot;;  &quot;&quot;); &quot;n/a&quot;)" office:value-type="string" office:string-value="$96.89$" calcext:value-type="string">
            <text:p>$96.89$</text:p>
          </table:table-cell>
          <table:table-cell table:style-name="ce99" table:formula="of:=IF([.O7]&lt;&gt;&quot;n/a&quot;; IF([.O7]&lt;&gt;&quot;&quot;; &quot;$&quot; &amp; TEXT([.O7]; &quot;0.00&quot;) &amp; &quot;$&quot;;  &quot;&quot;); &quot;n/a&quot;)" office:value-type="string" office:string-value="$98.34$" calcext:value-type="string">
            <text:p>$98.34$</text:p>
          </table:table-cell>
          <table:table-cell table:style-name="ce172" table:formula="of:=IF([.Q7]&lt;&gt;&quot;n/a&quot;; IF([.Q7]&lt;&gt;&quot;&quot;; &quot;$&quot; &amp; TEXT([.Q7]; &quot;0.00&quot;) &amp; &quot;$&quot;;  &quot;&quot;); &quot;n/a&quot;)" office:value-type="string" office:string-value="$95.88$" calcext:value-type="string">
            <text:p>$95.88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27" office:value-type="float" office:value="93.299014999238" calcext:value-type="float">
            <text:p>93.30</text:p>
          </table:table-cell>
          <table:table-cell table:style-name="ce59" office:value-type="float" office:value="1.53375202446131" calcext:value-type="float">
            <text:p>1.53</text:p>
          </table:table-cell>
          <table:table-cell table:style-name="ce58" office:value-type="float" office:value="92.3933417523327" calcext:value-type="float">
            <text:p>92.39</text:p>
          </table:table-cell>
          <table:table-cell table:style-name="ce41" office:value-type="float" office:value="1.64278081091357" calcext:value-type="float">
            <text:p>1.64</text:p>
          </table:table-cell>
          <table:table-cell table:style-name="ce26" office:value-type="float" office:value="94.2275533835024" calcext:value-type="float">
            <text:p>94.23</text:p>
          </table:table-cell>
          <table:table-cell table:style-name="ce59" office:value-type="float" office:value="1.56878814543253" calcext:value-type="float">
            <text:p>1.57</text:p>
          </table:table-cell>
          <table:table-cell table:style-name="ce60" office:value-type="float" office:value="91.8395788380743" calcext:value-type="float">
            <text:p>91.84</text:p>
          </table:table-cell>
          <table:table-cell table:style-name="ce58" office:value-type="float" office:value="1.13944170181859" calcext:value-type="float">
            <text:p>1.14</text:p>
          </table:table-cell>
          <table:table-cell table:style-name="ce68"/>
          <table:table-cell table:style-name="ce41" office:value-type="float" office:value="97.4025626863522" calcext:value-type="float">
            <text:p>97.40</text:p>
          </table:table-cell>
          <table:table-cell table:style-name="ce58" office:value-type="float" office:value="0.7451095362047" calcext:value-type="float">
            <text:p>0.75</text:p>
          </table:table-cell>
          <table:table-cell table:style-name="ce27" office:value-type="float" office:value="96.4569622491736" calcext:value-type="float">
            <text:p>96.46</text:p>
          </table:table-cell>
          <table:table-cell table:style-name="ce59" office:value-type="float" office:value="0.975312904113779" calcext:value-type="float">
            <text:p>0.98</text:p>
          </table:table-cell>
          <table:table-cell table:style-name="ce60" office:value-type="float" office:value="98.3720266399767" calcext:value-type="float">
            <text:p>98.37</text:p>
          </table:table-cell>
          <table:table-cell table:style-name="ce58" office:value-type="float" office:value="0.806621977501082" calcext:value-type="float">
            <text:p>0.81</text:p>
          </table:table-cell>
          <table:table-cell table:style-name="ce26" office:value-type="float" office:value="95.5614307312047" calcext:value-type="float">
            <text:p>95.56</text:p>
          </table:table-cell>
          <table:table-cell table:style-name="ce59" office:value-type="float" office:value="0.946413070615062" calcext:value-type="float">
            <text:p>0.95</text:p>
          </table:table-cell>
          <table:table-cell table:style-name="ce115"/>
          <table:table-cell table:style-name="ce81" table:number-columns-repeated="2"/>
          <table:table-cell table:style-name="ce95" table:formula="of:=IF([.A8]&lt;&gt;&quot;&quot;; [.A8]; &quot;&quot;)" office:value-type="string" office:string-value="MaChAmp mBert (multi)" calcext:value-type="string">
            <text:p>MaChAmp mBert (multi)</text:p>
          </table:table-cell>
          <table:table-cell table:style-name="ce99" table:formula="of:=IF([.B8]&lt;&gt;&quot;n/a&quot;; IF([.B8]&lt;&gt;&quot;&quot;; &quot;$&quot; &amp; TEXT([.B8]; &quot;0.00&quot;) &amp; &quot;$&quot;;  &quot;&quot;); &quot;n/a&quot;)" office:value-type="string" office:string-value="$93.30$" calcext:value-type="string">
            <text:p>$93.30$</text:p>
          </table:table-cell>
          <table:table-cell table:style-name="ce99" table:formula="of:=IF([.D8]&lt;&gt;&quot;n/a&quot;; IF([.D8]&lt;&gt;&quot;&quot;; &quot;$&quot; &amp; TEXT([.D8]; &quot;0.00&quot;) &amp; &quot;$&quot;;  &quot;&quot;); &quot;n/a&quot;)" office:value-type="string" office:string-value="$92.39$" calcext:value-type="string">
            <text:p>$92.39$</text:p>
          </table:table-cell>
          <table:table-cell table:style-name="ce99" table:formula="of:=IF([.F8]&lt;&gt;&quot;n/a&quot;; IF([.F8]&lt;&gt;&quot;&quot;; &quot;$&quot; &amp; TEXT([.F8]; &quot;0.00&quot;) &amp; &quot;$&quot;;  &quot;&quot;); &quot;n/a&quot;)" office:value-type="string" office:string-value="$94.23$" calcext:value-type="string">
            <text:p>$94.23$</text:p>
          </table:table-cell>
          <table:table-cell table:style-name="ce99" table:formula="of:=IF([.H8]&lt;&gt;&quot;n/a&quot;; IF([.H8]&lt;&gt;&quot;&quot;; &quot;$&quot; &amp; TEXT([.H8]; &quot;0.00&quot;) &amp; &quot;$&quot;;  &quot;&quot;); &quot;n/a&quot;)" office:value-type="string" office:string-value="$91.84$" calcext:value-type="string">
            <text:p>$91.84$</text:p>
          </table:table-cell>
          <table:table-cell table:style-name="ce126"/>
          <table:table-cell table:style-name="ce99" table:formula="of:=IF([.K8]&lt;&gt;&quot;n/a&quot;; IF([.K8]&lt;&gt;&quot;&quot;; &quot;$&quot; &amp; TEXT([.K8]; &quot;0.00&quot;) &amp; &quot;$&quot;;  &quot;&quot;); &quot;n/a&quot;)" office:value-type="string" office:string-value="$97.40$" calcext:value-type="string">
            <text:p>$97.40$</text:p>
          </table:table-cell>
          <table:table-cell table:style-name="ce99" table:formula="of:=IF([.M8]&lt;&gt;&quot;n/a&quot;; IF([.M8]&lt;&gt;&quot;&quot;; &quot;$&quot; &amp; TEXT([.M8]; &quot;0.00&quot;) &amp; &quot;$&quot;;  &quot;&quot;); &quot;n/a&quot;)" office:value-type="string" office:string-value="$96.46$" calcext:value-type="string">
            <text:p>$96.46$</text:p>
          </table:table-cell>
          <table:table-cell table:style-name="ce159" table:formula="of:=IF([.O8]&lt;&gt;&quot;n/a&quot;; IF([.O8]&lt;&gt;&quot;&quot;; &quot;$&quot; &amp; TEXT([.O8]; &quot;0.00&quot;) &amp; &quot;$&quot;;  &quot;&quot;); &quot;n/a&quot;)" office:value-type="string" office:string-value="$98.37$" calcext:value-type="string">
            <text:p>$98.37$</text:p>
          </table:table-cell>
          <table:table-cell table:style-name="ce110" table:formula="of:=IF([.Q8]&lt;&gt;&quot;n/a&quot;; IF([.Q8]&lt;&gt;&quot;&quot;; &quot;$&quot; &amp; TEXT([.Q8]; &quot;0.00&quot;) &amp; &quot;$&quot;;  &quot;&quot;); &quot;n/a&quot;)" office:value-type="string" office:string-value="$95.56$" calcext:value-type="string">
            <text:p>$95.5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26" office:value-type="float" office:value="94.046852415929" calcext:value-type="float">
            <text:p>94.05</text:p>
          </table:table-cell>
          <table:table-cell table:style-name="ce59" office:value-type="float" office:value="1.27841089969204" calcext:value-type="float">
            <text:p>1.28</text:p>
          </table:table-cell>
          <table:table-cell table:style-name="ce60" office:value-type="float" office:value="93.8013042715855" calcext:value-type="float">
            <text:p>93.80</text:p>
          </table:table-cell>
          <table:table-cell table:style-name="ce41" office:value-type="float" office:value="1.447476659262" calcext:value-type="float">
            <text:p>1.45</text:p>
          </table:table-cell>
          <table:table-cell table:style-name="ce26" office:value-type="float" office:value="94.301109089864" calcext:value-type="float">
            <text:p>94.30</text:p>
          </table:table-cell>
          <table:table-cell table:style-name="ce59" office:value-type="float" office:value="1.36463385378081" calcext:value-type="float">
            <text:p>1.36</text:p>
          </table:table-cell>
          <table:table-cell table:style-name="ce60" office:value-type="float" office:value="92.5920712142091" calcext:value-type="float">
            <text:p>92.59</text:p>
          </table:table-cell>
          <table:table-cell table:style-name="ce58" office:value-type="float" office:value="1.33268410405769" calcext:value-type="float">
            <text:p>1.33</text:p>
          </table:table-cell>
          <table:table-cell table:style-name="ce68"/>
          <table:table-cell table:style-name="ce76" office:value-type="float" office:value="97.5823375497112" calcext:value-type="float">
            <text:p>97.58</text:p>
          </table:table-cell>
          <table:table-cell table:style-name="ce58" office:value-type="float" office:value="0.759954249190639" calcext:value-type="float">
            <text:p>0.76</text:p>
          </table:table-cell>
          <table:table-cell table:style-name="ce26" office:value-type="float" office:value="97.3286181647927" calcext:value-type="float">
            <text:p>97.33</text:p>
          </table:table-cell>
          <table:table-cell table:style-name="ce59" office:value-type="float" office:value="1.14014365458678" calcext:value-type="float">
            <text:p>1.14</text:p>
          </table:table-cell>
          <table:table-cell table:style-name="ce60" office:value-type="float" office:value="97.8450936673874" calcext:value-type="float">
            <text:p>97.85</text:p>
          </table:table-cell>
          <table:table-cell table:style-name="ce58" office:value-type="float" office:value="0.773081802994277" calcext:value-type="float">
            <text:p>0.77</text:p>
          </table:table-cell>
          <table:table-cell table:style-name="ce26" office:value-type="float" office:value="95.6663238918127" calcext:value-type="float">
            <text:p>95.67</text:p>
          </table:table-cell>
          <table:table-cell table:style-name="ce59" office:value-type="float" office:value="0.938459531854186" calcext:value-type="float">
            <text:p>0.94</text:p>
          </table:table-cell>
          <table:table-cell table:style-name="ce115" table:number-columns-repeated="2"/>
          <table:table-cell table:style-name="ce55"/>
          <table:table-cell table:style-name="ce97" table:formula="of:=IF([.A9]&lt;&gt;&quot;&quot;; [.A9]; &quot;&quot;)" office:value-type="string" office:string-value="MaChAmp Roberta base (multi)" calcext:value-type="string">
            <text:p>MaChAmp Roberta base (multi)</text:p>
          </table:table-cell>
          <table:table-cell table:style-name="ce159" table:formula="of:=IF([.B9]&lt;&gt;&quot;n/a&quot;; IF([.B9]&lt;&gt;&quot;&quot;; &quot;$&quot; &amp; TEXT([.B9]; &quot;0.00&quot;) &amp; &quot;$&quot;;  &quot;&quot;); &quot;n/a&quot;)" office:value-type="string" office:string-value="$94.05$" calcext:value-type="string">
            <text:p>$94.05$</text:p>
          </table:table-cell>
          <table:table-cell table:style-name="ce159" table:formula="of:=IF([.D9]&lt;&gt;&quot;n/a&quot;; IF([.D9]&lt;&gt;&quot;&quot;; &quot;$&quot; &amp; TEXT([.D9]; &quot;0.00&quot;) &amp; &quot;$&quot;;  &quot;&quot;); &quot;n/a&quot;)" office:value-type="string" office:string-value="$93.80$" calcext:value-type="string">
            <text:p>$93.80$</text:p>
          </table:table-cell>
          <table:table-cell table:style-name="ce159" table:formula="of:=IF([.F9]&lt;&gt;&quot;n/a&quot;; IF([.F9]&lt;&gt;&quot;&quot;; &quot;$&quot; &amp; TEXT([.F9]; &quot;0.00&quot;) &amp; &quot;$&quot;;  &quot;&quot;); &quot;n/a&quot;)" office:value-type="string" office:string-value="$94.30$" calcext:value-type="string">
            <text:p>$94.30$</text:p>
          </table:table-cell>
          <table:table-cell table:style-name="ce159" table:formula="of:=IF([.H9]&lt;&gt;&quot;n/a&quot;; IF([.H9]&lt;&gt;&quot;&quot;; &quot;$&quot; &amp; TEXT([.H9]; &quot;0.00&quot;) &amp; &quot;$&quot;;  &quot;&quot;); &quot;n/a&quot;)" office:value-type="string" office:string-value="$92.59$" calcext:value-type="string">
            <text:p>$92.59$</text:p>
          </table:table-cell>
          <table:table-cell table:style-name="ce125"/>
          <table:table-cell table:style-name="ce99" table:formula="of:=IF([.K9]&lt;&gt;&quot;n/a&quot;; IF([.K9]&lt;&gt;&quot;&quot;; &quot;$&quot; &amp; TEXT([.K9]; &quot;0.00&quot;) &amp; &quot;$&quot;;  &quot;&quot;); &quot;n/a&quot;)" office:value-type="string" office:string-value="$97.58$" calcext:value-type="string">
            <text:p>$97.58$</text:p>
          </table:table-cell>
          <table:table-cell table:style-name="ce99" table:formula="of:=IF([.M9]&lt;&gt;&quot;n/a&quot;; IF([.M9]&lt;&gt;&quot;&quot;; &quot;$&quot; &amp; TEXT([.M9]; &quot;0.00&quot;) &amp; &quot;$&quot;;  &quot;&quot;); &quot;n/a&quot;)" office:value-type="string" office:string-value="$97.33$" calcext:value-type="string">
            <text:p>$97.33$</text:p>
          </table:table-cell>
          <table:table-cell table:style-name="ce99" table:formula="of:=IF([.O9]&lt;&gt;&quot;n/a&quot;; IF([.O9]&lt;&gt;&quot;&quot;; &quot;$&quot; &amp; TEXT([.O9]; &quot;0.00&quot;) &amp; &quot;$&quot;;  &quot;&quot;); &quot;n/a&quot;)" office:value-type="string" office:string-value="$97.85$" calcext:value-type="string">
            <text:p>$97.85$</text:p>
          </table:table-cell>
          <table:table-cell table:style-name="ce172" table:formula="of:=IF([.Q9]&lt;&gt;&quot;n/a&quot;; IF([.Q9]&lt;&gt;&quot;&quot;; &quot;$&quot; &amp; TEXT([.Q9]; &quot;0.00&quot;) &amp; &quot;$&quot;;  &quot;&quot;); &quot;n/a&quot;)" office:value-type="string" office:string-value="$95.67$" calcext:value-type="string">
            <text:p>$95.67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26" office:value-type="float" office:value="93.949656465166" calcext:value-type="float">
            <text:p>93.95</text:p>
          </table:table-cell>
          <table:table-cell table:style-name="ce59" office:value-type="float" office:value="1.62204604742918" calcext:value-type="float">
            <text:p>1.62</text:p>
          </table:table-cell>
          <table:table-cell table:style-name="ce60" office:value-type="float" office:value="93.4909678928324" calcext:value-type="float">
            <text:p>93.49</text:p>
          </table:table-cell>
          <table:table-cell table:style-name="ce41" office:value-type="float" office:value="1.82031287717666" calcext:value-type="float">
            <text:p>1.82</text:p>
          </table:table-cell>
          <table:table-cell table:style-name="ce26" office:value-type="float" office:value="94.4278958703523" calcext:value-type="float">
            <text:p>94.43</text:p>
          </table:table-cell>
          <table:table-cell table:style-name="ce59" office:value-type="float" office:value="1.82835988969143" calcext:value-type="float">
            <text:p>1.83</text:p>
          </table:table-cell>
          <table:table-cell table:style-name="ce60" office:value-type="float" office:value="92.451715419505" calcext:value-type="float">
            <text:p>92.45</text:p>
          </table:table-cell>
          <table:table-cell table:style-name="ce58" office:value-type="float" office:value="1.51341857442035" calcext:value-type="float">
            <text:p>1.51</text:p>
          </table:table-cell>
          <table:table-cell table:style-name="ce68"/>
          <table:table-cell table:style-name="ce76" office:value-type="float" office:value="97.6948511144875" calcext:value-type="float">
            <text:p>97.69</text:p>
          </table:table-cell>
          <table:table-cell table:style-name="ce58" office:value-type="float" office:value="0.666582285866154" calcext:value-type="float">
            <text:p>0.67</text:p>
          </table:table-cell>
          <table:table-cell table:style-name="ce26" office:value-type="float" office:value="97.2186205659617" calcext:value-type="float">
            <text:p>97.22</text:p>
          </table:table-cell>
          <table:table-cell table:style-name="ce59" office:value-type="float" office:value="1.16307707889514" calcext:value-type="float">
            <text:p>1.16</text:p>
          </table:table-cell>
          <table:table-cell table:style-name="ce60" office:value-type="float" office:value="98.1913653771648" calcext:value-type="float">
            <text:p>98.19</text:p>
          </table:table-cell>
          <table:table-cell table:style-name="ce58" office:value-type="float" office:value="1.01301485612684" calcext:value-type="float">
            <text:p>1.01</text:p>
          </table:table-cell>
          <table:table-cell table:style-name="ce26" office:value-type="float" office:value="95.8124693106914" calcext:value-type="float">
            <text:p>95.81</text:p>
          </table:table-cell>
          <table:table-cell table:style-name="ce59" office:value-type="float" office:value="0.734484729989983" calcext:value-type="float">
            <text:p>0.73</text:p>
          </table:table-cell>
          <table:table-cell table:style-name="ce115" table:number-columns-repeated="2"/>
          <table:table-cell table:style-name="ce55"/>
          <table:table-cell table:style-name="ce97" table:formula="of:=IF([.A10]&lt;&gt;&quot;&quot;; [.A10]; &quot;&quot;)" office:value-type="string" office:string-value="MaChAmp Roberta large (multi)" calcext:value-type="string">
            <text:p>MaChAmp Roberta large (multi)</text:p>
          </table:table-cell>
          <table:table-cell table:style-name="ce159" table:formula="of:=IF([.B10]&lt;&gt;&quot;n/a&quot;; IF([.B10]&lt;&gt;&quot;&quot;; &quot;$&quot; &amp; TEXT([.B10]; &quot;0.00&quot;) &amp; &quot;$&quot;;  &quot;&quot;); &quot;n/a&quot;)" office:value-type="string" office:string-value="$93.95$" calcext:value-type="string">
            <text:p>$93.95$</text:p>
          </table:table-cell>
          <table:table-cell table:style-name="ce159" table:formula="of:=IF([.D10]&lt;&gt;&quot;n/a&quot;; IF([.D10]&lt;&gt;&quot;&quot;; &quot;$&quot; &amp; TEXT([.D10]; &quot;0.00&quot;) &amp; &quot;$&quot;;  &quot;&quot;); &quot;n/a&quot;)" office:value-type="string" office:string-value="$93.49$" calcext:value-type="string">
            <text:p>$93.49$</text:p>
          </table:table-cell>
          <table:table-cell table:style-name="ce159" table:formula="of:=IF([.F10]&lt;&gt;&quot;n/a&quot;; IF([.F10]&lt;&gt;&quot;&quot;; &quot;$&quot; &amp; TEXT([.F10]; &quot;0.00&quot;) &amp; &quot;$&quot;;  &quot;&quot;); &quot;n/a&quot;)" office:value-type="string" office:string-value="$94.43$" calcext:value-type="string">
            <text:p>$94.43$</text:p>
          </table:table-cell>
          <table:table-cell table:style-name="ce159" table:formula="of:=IF([.H10]&lt;&gt;&quot;n/a&quot;; IF([.H10]&lt;&gt;&quot;&quot;; &quot;$&quot; &amp; TEXT([.H10]; &quot;0.00&quot;) &amp; &quot;$&quot;;  &quot;&quot;); &quot;n/a&quot;)" office:value-type="string" office:string-value="$92.45$" calcext:value-type="string">
            <text:p>$92.45$</text:p>
          </table:table-cell>
          <table:table-cell table:style-name="ce125"/>
          <table:table-cell table:style-name="ce99" table:formula="of:=IF([.K10]&lt;&gt;&quot;n/a&quot;; IF([.K10]&lt;&gt;&quot;&quot;; &quot;$&quot; &amp; TEXT([.K10]; &quot;0.00&quot;) &amp; &quot;$&quot;;  &quot;&quot;); &quot;n/a&quot;)" office:value-type="string" office:string-value="$97.69$" calcext:value-type="string">
            <text:p>$97.69$</text:p>
          </table:table-cell>
          <table:table-cell table:style-name="ce99" table:formula="of:=IF([.M10]&lt;&gt;&quot;n/a&quot;; IF([.M10]&lt;&gt;&quot;&quot;; &quot;$&quot; &amp; TEXT([.M10]; &quot;0.00&quot;) &amp; &quot;$&quot;;  &quot;&quot;); &quot;n/a&quot;)" office:value-type="string" office:string-value="$97.22$" calcext:value-type="string">
            <text:p>$97.22$</text:p>
          </table:table-cell>
          <table:table-cell table:style-name="ce99" table:formula="of:=IF([.O10]&lt;&gt;&quot;n/a&quot;; IF([.O10]&lt;&gt;&quot;&quot;; &quot;$&quot; &amp; TEXT([.O10]; &quot;0.00&quot;) &amp; &quot;$&quot;;  &quot;&quot;); &quot;n/a&quot;)" office:value-type="string" office:string-value="$98.19$" calcext:value-type="string">
            <text:p>$98.19$</text:p>
          </table:table-cell>
          <table:table-cell table:style-name="ce172" table:formula="of:=IF([.Q10]&lt;&gt;&quot;n/a&quot;; IF([.Q10]&lt;&gt;&quot;&quot;; &quot;$&quot; &amp; TEXT([.Q10]; &quot;0.00&quot;) &amp; &quot;$&quot;;  &quot;&quot;); &quot;n/a&quot;)" office:value-type="string" office:string-value="$95.81$" calcext:value-type="string">
            <text:p>$95.81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MaChAmp XLM-Roberta large (multi)</text:p>
          </table:table-cell>
          <table:table-cell table:style-name="ce30" office:value-type="float" office:value="93.9930130875338" calcext:value-type="float">
            <text:p>93.99</text:p>
          </table:table-cell>
          <table:table-cell table:style-name="ce50" office:value-type="float" office:value="1.71637484784025" calcext:value-type="float">
            <text:p>1.72</text:p>
          </table:table-cell>
          <table:table-cell table:style-name="ce61" office:value-type="float" office:value="93.436784323159" calcext:value-type="float">
            <text:p>93.44</text:p>
          </table:table-cell>
          <table:table-cell table:style-name="ce66" office:value-type="float" office:value="1.74916709558596" calcext:value-type="float">
            <text:p>1.75</text:p>
          </table:table-cell>
          <table:table-cell table:style-name="ce30" office:value-type="float" office:value="94.5602825418535" calcext:value-type="float">
            <text:p>94.56</text:p>
          </table:table-cell>
          <table:table-cell table:style-name="ce50" office:value-type="float" office:value="1.80091626734499" calcext:value-type="float">
            <text:p>1.80</text:p>
          </table:table-cell>
          <table:table-cell table:style-name="ce64" office:value-type="float" office:value="92.4919303058004" calcext:value-type="float">
            <text:p>92.49</text:p>
          </table:table-cell>
          <table:table-cell table:style-name="ce66" office:value-type="float" office:value="1.60197778529629" calcext:value-type="float">
            <text:p>1.60</text:p>
          </table:table-cell>
          <table:table-cell table:style-name="ce74"/>
          <table:table-cell table:style-name="ce64" office:value-type="float" office:value="97.8821927004195" calcext:value-type="float">
            <text:p>97.88</text:p>
          </table:table-cell>
          <table:table-cell table:style-name="ce66" office:value-type="float" office:value="0.562727171066713" calcext:value-type="float">
            <text:p>0.56</text:p>
          </table:table-cell>
          <table:table-cell table:style-name="ce30" office:value-type="float" office:value="97.3032765527346" calcext:value-type="float">
            <text:p>97.30</text:p>
          </table:table-cell>
          <table:table-cell table:style-name="ce50" office:value-type="float" office:value="0.738884836441688" calcext:value-type="float">
            <text:p>0.74</text:p>
          </table:table-cell>
          <table:table-cell table:style-name="ce64" office:value-type="float" office:value="98.4725946791995" calcext:value-type="float">
            <text:p>98.47</text:p>
          </table:table-cell>
          <table:table-cell table:style-name="ce66" office:value-type="float" office:value="0.726855781187708" calcext:value-type="float">
            <text:p>0.73</text:p>
          </table:table-cell>
          <table:table-cell table:style-name="ce30" office:value-type="float" office:value="96.0715264337724" calcext:value-type="float">
            <text:p>96.07</text:p>
          </table:table-cell>
          <table:table-cell table:style-name="ce50" office:value-type="float" office:value="0.853090971507012" calcext:value-type="float">
            <text:p>0.85</text:p>
          </table:table-cell>
          <table:table-cell table:style-name="ce101" table:number-columns-repeated="2"/>
          <table:table-cell table:style-name="ce112"/>
          <table:table-cell table:style-name="ce129" table:formula="of:=IF([.A11]&lt;&gt;&quot;&quot;; [.A11]; &quot;&quot;)" office:value-type="string" office:string-value="MaChAmp XLM-Roberta large (multi)" calcext:value-type="string">
            <text:p>MaChAmp XLM-Roberta large (multi)</text:p>
          </table:table-cell>
          <table:table-cell table:style-name="ce160" table:formula="of:=IF([.B11]&lt;&gt;&quot;n/a&quot;; IF([.B11]&lt;&gt;&quot;&quot;; &quot;$&quot; &amp; TEXT([.B11]; &quot;0.00&quot;) &amp; &quot;$&quot;;  &quot;&quot;); &quot;n/a&quot;)" office:value-type="string" office:string-value="$93.99$" calcext:value-type="string">
            <text:p>$93.99$</text:p>
          </table:table-cell>
          <table:table-cell table:style-name="ce136" table:formula="of:=IF([.D11]&lt;&gt;&quot;n/a&quot;; IF([.D11]&lt;&gt;&quot;&quot;; &quot;$&quot; &amp; TEXT([.D11]; &quot;0.00&quot;) &amp; &quot;$&quot;;  &quot;&quot;); &quot;n/a&quot;)" office:value-type="string" office:string-value="$93.44$" calcext:value-type="string">
            <text:p>$93.44$</text:p>
          </table:table-cell>
          <table:table-cell table:style-name="ce160" table:formula="of:=IF([.F11]&lt;&gt;&quot;n/a&quot;; IF([.F11]&lt;&gt;&quot;&quot;; &quot;$&quot; &amp; TEXT([.F11]; &quot;0.00&quot;) &amp; &quot;$&quot;;  &quot;&quot;); &quot;n/a&quot;)" office:value-type="string" office:string-value="$94.56$" calcext:value-type="string">
            <text:p>$94.56$</text:p>
          </table:table-cell>
          <table:table-cell table:style-name="ce160" table:formula="of:=IF([.H11]&lt;&gt;&quot;n/a&quot;; IF([.H11]&lt;&gt;&quot;&quot;; &quot;$&quot; &amp; TEXT([.H11]; &quot;0.00&quot;) &amp; &quot;$&quot;;  &quot;&quot;); &quot;n/a&quot;)" office:value-type="string" office:string-value="$92.49$" calcext:value-type="string">
            <text:p>$92.49$</text:p>
          </table:table-cell>
          <table:table-cell table:style-name="ce143"/>
          <table:table-cell table:style-name="ce160" table:formula="of:=IF([.K11]&lt;&gt;&quot;n/a&quot;; IF([.K11]&lt;&gt;&quot;&quot;; &quot;$&quot; &amp; TEXT([.K11]; &quot;0.00&quot;) &amp; &quot;$&quot;;  &quot;&quot;); &quot;n/a&quot;)" office:value-type="string" office:string-value="$97.88$" calcext:value-type="string">
            <text:p>$97.88$</text:p>
          </table:table-cell>
          <table:table-cell table:style-name="ce136" table:formula="of:=IF([.M11]&lt;&gt;&quot;n/a&quot;; IF([.M11]&lt;&gt;&quot;&quot;; &quot;$&quot; &amp; TEXT([.M11]; &quot;0.00&quot;) &amp; &quot;$&quot;;  &quot;&quot;); &quot;n/a&quot;)" office:value-type="string" office:string-value="$97.30$" calcext:value-type="string">
            <text:p>$97.30$</text:p>
          </table:table-cell>
          <table:table-cell table:style-name="ce160" table:formula="of:=IF([.O11]&lt;&gt;&quot;n/a&quot;; IF([.O11]&lt;&gt;&quot;&quot;; &quot;$&quot; &amp; TEXT([.O11]; &quot;0.00&quot;) &amp; &quot;$&quot;;  &quot;&quot;); &quot;n/a&quot;)" office:value-type="string" office:string-value="$98.47$" calcext:value-type="string">
            <text:p>$98.47$</text:p>
          </table:table-cell>
          <table:table-cell table:style-name="ce173" table:formula="of:=IF([.Q11]&lt;&gt;&quot;n/a&quot;; IF([.Q11]&lt;&gt;&quot;&quot;; &quot;$&quot; &amp; TEXT([.Q11]; &quot;0.00&quot;) &amp; &quot;$&quot;;  &quot;&quot;); &quot;n/a&quot;)" office:value-type="string" office:string-value="$96.07$" calcext:value-type="string">
            <text:p>$96.07$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29"/>
          <table:table-cell table:style-name="ce63"/>
          <table:table-cell table:style-name="ce37"/>
          <table:table-cell table:style-name="ce43"/>
          <table:table-cell table:style-name="ce29"/>
          <table:table-cell table:style-name="ce63"/>
          <table:table-cell table:style-name="ce37" table:number-columns-repeated="2"/>
          <table:table-cell table:style-name="ce69"/>
          <table:table-cell table:style-name="ce43"/>
          <table:table-cell table:style-name="ce37"/>
          <table:table-cell table:style-name="ce29"/>
          <table:table-cell table:style-name="ce63"/>
          <table:table-cell table:style-name="ce43"/>
          <table:table-cell table:style-name="ce37"/>
          <table:table-cell table:style-name="ce79"/>
          <table:table-cell table:style-name="ce63"/>
          <table:table-cell table:style-name="ce25" table:number-columns-repeated="2"/>
          <table:table-cell table:style-name="ce55"/>
          <table:table-cell table:style-name="ce46"/>
          <table:table-cell table:style-name="ce99" table:formula="of:=IF([.B12]&lt;&gt;&quot;n/a&quot;; IF([.B12]&lt;&gt;&quot;&quot;; &quot;$&quot; &amp; TEXT([.B12]; &quot;0.00&quot;) &amp; &quot;$&quot;;  &quot;&quot;); &quot;n/a&quot;)">
            <text:p/>
          </table:table-cell>
          <table:table-cell table:style-name="ce99" table:formula="of:=IF([.D12]&lt;&gt;&quot;n/a&quot;; IF([.D12]&lt;&gt;&quot;&quot;; &quot;$&quot; &amp; TEXT([.D12]; &quot;0.00&quot;) &amp; &quot;$&quot;;  &quot;&quot;); &quot;n/a&quot;)">
            <text:p/>
          </table:table-cell>
          <table:table-cell table:style-name="ce99" table:formula="of:=IF([.F12]&lt;&gt;&quot;n/a&quot;; IF([.F12]&lt;&gt;&quot;&quot;; &quot;$&quot; &amp; TEXT([.F12]; &quot;0.00&quot;) &amp; &quot;$&quot;;  &quot;&quot;); &quot;n/a&quot;)">
            <text:p/>
          </table:table-cell>
          <table:table-cell table:style-name="ce99" table:formula="of:=IF([.H12]&lt;&gt;&quot;n/a&quot;; IF([.H12]&lt;&gt;&quot;&quot;; &quot;$&quot; &amp; TEXT([.H12]; &quot;0.00&quot;) &amp; &quot;$&quot;;  &quot;&quot;); &quot;n/a&quot;)">
            <text:p/>
          </table:table-cell>
          <table:table-cell table:style-name="ce125"/>
          <table:table-cell table:style-name="ce99" table:formula="of:=IF([.K12]&lt;&gt;&quot;n/a&quot;; IF([.K12]&lt;&gt;&quot;&quot;; &quot;$&quot; &amp; TEXT([.K12]; &quot;0.00&quot;) &amp; &quot;$&quot;;  &quot;&quot;); &quot;n/a&quot;)">
            <text:p/>
          </table:table-cell>
          <table:table-cell table:style-name="ce99" table:formula="of:=IF([.M12]&lt;&gt;&quot;n/a&quot;; IF([.M12]&lt;&gt;&quot;&quot;; &quot;$&quot; &amp; TEXT([.M12]; &quot;0.00&quot;) &amp; &quot;$&quot;;  &quot;&quot;); &quot;n/a&quot;)">
            <text:p/>
          </table:table-cell>
          <table:table-cell table:style-name="ce99" table:formula="of:=IF([.O12]&lt;&gt;&quot;n/a&quot;; IF([.O12]&lt;&gt;&quot;&quot;; &quot;$&quot; &amp; TEXT([.O12]; &quot;0.00&quot;) &amp; &quot;$&quot;;  &quot;&quot;); &quot;n/a&quot;)">
            <text:p/>
          </table:table-cell>
          <table:table-cell table:style-name="ce110" table:formula="of:=IF([.Q12]&lt;&gt;&quot;n/a&quot;; IF([.Q12]&lt;&gt;&quot;&quot;; &quot;$&quot; &amp; TEXT([.Q12]; &quot;0.00&quot;) &amp; &quot;$&quot;;  &quot;&quot;); &quot;n/a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29" office:value-type="float" office:value="89.9886979028858" calcext:value-type="float">
            <text:p>89.99</text:p>
          </table:table-cell>
          <table:table-cell table:style-name="ce63" office:value-type="float" office:value="2.21524450689334" calcext:value-type="float">
            <text:p>2.22</text:p>
          </table:table-cell>
          <table:table-cell table:style-name="ce62" office:value-type="float" office:value="94.0049735439177" calcext:value-type="float">
            <text:p>94.00</text:p>
          </table:table-cell>
          <table:table-cell table:style-name="ce43" office:value-type="float" office:value="2.26618290480965" calcext:value-type="float">
            <text:p>2.27</text:p>
          </table:table-cell>
          <table:table-cell table:style-name="ce29" office:value-type="float" office:value="86.3141424261251" calcext:value-type="float">
            <text:p>86.31</text:p>
          </table:table-cell>
          <table:table-cell table:style-name="ce63" office:value-type="float" office:value="2.41841695569801" calcext:value-type="float">
            <text:p>2.42</text:p>
          </table:table-cell>
          <table:table-cell table:style-name="ce37" office:value-type="float" office:value="88.9542209019103" calcext:value-type="float">
            <text:p>88.95</text:p>
          </table:table-cell>
          <table:table-cell table:style-name="ce37" office:value-type="float" office:value="2.05114649533039" calcext:value-type="float">
            <text:p>2.05</text:p>
          </table:table-cell>
          <table:table-cell table:style-name="ce69"/>
          <table:table-cell table:style-name="ce43" office:value-type="float" office:value="93.7250268721881" calcext:value-type="float">
            <text:p>93.73</text:p>
          </table:table-cell>
          <table:table-cell table:style-name="ce37" office:value-type="float" office:value="0.928263407911479" calcext:value-type="float">
            <text:p>0.93</text:p>
          </table:table-cell>
          <table:table-cell table:style-name="ce29" office:value-type="float" office:value="97.9071313117903" calcext:value-type="float">
            <text:p>97.91</text:p>
          </table:table-cell>
          <table:table-cell table:style-name="ce63" office:value-type="float" office:value="0.713852846157684" calcext:value-type="float">
            <text:p>0.71</text:p>
          </table:table-cell>
          <table:table-cell table:style-name="ce43" office:value-type="float" office:value="89.898452273387" calcext:value-type="float">
            <text:p>89.90</text:p>
          </table:table-cell>
          <table:table-cell table:style-name="ce37" office:value-type="float" office:value="1.51807850531368" calcext:value-type="float">
            <text:p>1.52</text:p>
          </table:table-cell>
          <table:table-cell table:style-name="ce29" office:value-type="float" office:value="92.3676891509137" calcext:value-type="float">
            <text:p>92.37</text:p>
          </table:table-cell>
          <table:table-cell table:style-name="ce63" office:value-type="float" office:value="0.978825675548941" calcext:value-type="float">
            <text:p>0.98</text:p>
          </table:table-cell>
          <table:table-cell table:style-name="ce25"/>
          <table:table-cell table:style-name="ce81" table:number-columns-repeated="2"/>
          <table:table-cell table:style-name="ce95" table:formula="of:=IF([.A13]&lt;&gt;&quot;&quot;; [.A13]; &quot;&quot;)" office:value-type="string" office:string-value="UIE base (multi)" calcext:value-type="string">
            <text:p>UIE base (multi)</text:p>
          </table:table-cell>
          <table:table-cell table:style-name="ce99" table:formula="of:=IF([.B13]&lt;&gt;&quot;n/a&quot;; IF([.B13]&lt;&gt;&quot;&quot;; &quot;$&quot; &amp; TEXT([.B13]; &quot;0.00&quot;) &amp; &quot;$&quot;;  &quot;&quot;); &quot;n/a&quot;)" office:value-type="string" office:string-value="$89.99$" calcext:value-type="string">
            <text:p>$89.99$</text:p>
          </table:table-cell>
          <table:table-cell table:style-name="ce99" table:formula="of:=IF([.D13]&lt;&gt;&quot;n/a&quot;; IF([.D13]&lt;&gt;&quot;&quot;; &quot;$&quot; &amp; TEXT([.D13]; &quot;0.00&quot;) &amp; &quot;$&quot;;  &quot;&quot;); &quot;n/a&quot;)" office:value-type="string" office:string-value="$94.00$" calcext:value-type="string">
            <text:p>$94.00$</text:p>
          </table:table-cell>
          <table:table-cell table:style-name="ce99" table:formula="of:=IF([.F13]&lt;&gt;&quot;n/a&quot;; IF([.F13]&lt;&gt;&quot;&quot;; &quot;$&quot; &amp; TEXT([.F13]; &quot;0.00&quot;) &amp; &quot;$&quot;;  &quot;&quot;); &quot;n/a&quot;)" office:value-type="string" office:string-value="$86.31$" calcext:value-type="string">
            <text:p>$86.31$</text:p>
          </table:table-cell>
          <table:table-cell table:style-name="ce99" table:formula="of:=IF([.H13]&lt;&gt;&quot;n/a&quot;; IF([.H13]&lt;&gt;&quot;&quot;; &quot;$&quot; &amp; TEXT([.H13]; &quot;0.00&quot;) &amp; &quot;$&quot;;  &quot;&quot;); &quot;n/a&quot;)" office:value-type="string" office:string-value="$88.95$" calcext:value-type="string">
            <text:p>$88.95$</text:p>
          </table:table-cell>
          <table:table-cell table:style-name="ce126"/>
          <table:table-cell table:style-name="ce99" table:formula="of:=IF([.K13]&lt;&gt;&quot;n/a&quot;; IF([.K13]&lt;&gt;&quot;&quot;; &quot;$&quot; &amp; TEXT([.K13]; &quot;0.00&quot;) &amp; &quot;$&quot;;  &quot;&quot;); &quot;n/a&quot;)" office:value-type="string" office:string-value="$93.73$" calcext:value-type="string">
            <text:p>$93.73$</text:p>
          </table:table-cell>
          <table:table-cell table:style-name="ce99" table:formula="of:=IF([.M13]&lt;&gt;&quot;n/a&quot;; IF([.M13]&lt;&gt;&quot;&quot;; &quot;$&quot; &amp; TEXT([.M13]; &quot;0.00&quot;) &amp; &quot;$&quot;;  &quot;&quot;); &quot;n/a&quot;)" office:value-type="string" office:string-value="$97.91$" calcext:value-type="string">
            <text:p>$97.91$</text:p>
          </table:table-cell>
          <table:table-cell table:style-name="ce99" table:formula="of:=IF([.O13]&lt;&gt;&quot;n/a&quot;; IF([.O13]&lt;&gt;&quot;&quot;; &quot;$&quot; &amp; TEXT([.O13]; &quot;0.00&quot;) &amp; &quot;$&quot;;  &quot;&quot;); &quot;n/a&quot;)" office:value-type="string" office:string-value="$89.90$" calcext:value-type="string">
            <text:p>$89.90$</text:p>
          </table:table-cell>
          <table:table-cell table:style-name="ce110" table:formula="of:=IF([.Q13]&lt;&gt;&quot;n/a&quot;; IF([.Q13]&lt;&gt;&quot;&quot;; &quot;$&quot; &amp; TEXT([.Q13]; &quot;0.00&quot;) &amp; &quot;$&quot;;  &quot;&quot;); &quot;n/a&quot;)" office:value-type="string" office:string-value="$92.37$" calcext:value-type="string">
            <text:p>$92.37$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IE large (multi)</text:p>
          </table:table-cell>
          <table:table-cell table:style-name="ce32" office:value-type="float" office:value="90.4472284474997" calcext:value-type="float">
            <text:p>90.45</text:p>
          </table:table-cell>
          <table:table-cell table:style-name="ce50" office:value-type="float" office:value="1.56609006204546" calcext:value-type="float">
            <text:p>1.57</text:p>
          </table:table-cell>
          <table:table-cell table:style-name="ce64" office:value-type="float" office:value="94.3308926053454" calcext:value-type="float">
            <text:p>94.33</text:p>
          </table:table-cell>
          <table:table-cell table:style-name="ce66" office:value-type="float" office:value="1.8521123525047" calcext:value-type="float">
            <text:p>1.85</text:p>
          </table:table-cell>
          <table:table-cell table:style-name="ce32" office:value-type="float" office:value="86.8955065951444" calcext:value-type="float">
            <text:p>86.90</text:p>
          </table:table-cell>
          <table:table-cell table:style-name="ce50" office:value-type="float" office:value="1.96997442040861" calcext:value-type="float">
            <text:p>1.97</text:p>
          </table:table-cell>
          <table:table-cell table:style-name="ce66" office:value-type="float" office:value="89.1268171280987" calcext:value-type="float">
            <text:p>89.13</text:p>
          </table:table-cell>
          <table:table-cell table:style-name="ce66" office:value-type="float" office:value="1.37816072358881" calcext:value-type="float">
            <text:p>1.38</text:p>
          </table:table-cell>
          <table:table-cell table:style-name="ce74"/>
          <table:table-cell table:style-name="ce66" office:value-type="float" office:value="93.8849463439877" calcext:value-type="float">
            <text:p>93.88</text:p>
          </table:table-cell>
          <table:table-cell table:style-name="ce66" office:value-type="float" office:value="0.957823453738769" calcext:value-type="float">
            <text:p>0.96</text:p>
          </table:table-cell>
          <table:table-cell table:style-name="ce32" office:value-type="float" office:value="97.9113600234636" calcext:value-type="float">
            <text:p>97.91</text:p>
          </table:table-cell>
          <table:table-cell table:style-name="ce50" office:value-type="float" office:value="0.939687450473699" calcext:value-type="float">
            <text:p>0.94</text:p>
          </table:table-cell>
          <table:table-cell table:style-name="ce66" office:value-type="float" office:value="90.2021477853105" calcext:value-type="float">
            <text:p>90.20</text:p>
          </table:table-cell>
          <table:table-cell table:style-name="ce66" office:value-type="float" office:value="1.80186229676319" calcext:value-type="float">
            <text:p>1.80</text:p>
          </table:table-cell>
          <table:table-cell table:style-name="ce32" office:value-type="float" office:value="92.2441595148218" calcext:value-type="float">
            <text:p>92.24</text:p>
          </table:table-cell>
          <table:table-cell table:style-name="ce50" office:value-type="float" office:value="0.865424543293615" calcext:value-type="float">
            <text:p>0.87</text:p>
          </table:table-cell>
          <table:table-cell table:style-name="ce101" table:number-columns-repeated="2"/>
          <table:table-cell table:style-name="ce112"/>
          <table:table-cell table:style-name="ce130" table:formula="of:=IF([.A14]&lt;&gt;&quot;&quot;; [.A14]; &quot;&quot;)" office:value-type="string" office:string-value="UIE large (multi)" calcext:value-type="string">
            <text:p>UIE large (multi)</text:p>
          </table:table-cell>
          <table:table-cell table:style-name="ce136" table:formula="of:=IF([.B14]&lt;&gt;&quot;n/a&quot;; IF([.B14]&lt;&gt;&quot;&quot;; &quot;$&quot; &amp; TEXT([.B14]; &quot;0.00&quot;) &amp; &quot;$&quot;;  &quot;&quot;); &quot;n/a&quot;)" office:value-type="string" office:string-value="$90.45$" calcext:value-type="string">
            <text:p>$90.45$</text:p>
          </table:table-cell>
          <table:table-cell table:style-name="ce136" table:formula="of:=IF([.D14]&lt;&gt;&quot;n/a&quot;; IF([.D14]&lt;&gt;&quot;&quot;; &quot;$&quot; &amp; TEXT([.D14]; &quot;0.00&quot;) &amp; &quot;$&quot;;  &quot;&quot;); &quot;n/a&quot;)" office:value-type="string" office:string-value="$94.33$" calcext:value-type="string">
            <text:p>$94.33$</text:p>
          </table:table-cell>
          <table:table-cell table:style-name="ce136" table:formula="of:=IF([.F14]&lt;&gt;&quot;n/a&quot;; IF([.F14]&lt;&gt;&quot;&quot;; &quot;$&quot; &amp; TEXT([.F14]; &quot;0.00&quot;) &amp; &quot;$&quot;;  &quot;&quot;); &quot;n/a&quot;)" office:value-type="string" office:string-value="$86.90$" calcext:value-type="string">
            <text:p>$86.90$</text:p>
          </table:table-cell>
          <table:table-cell table:style-name="ce136" table:formula="of:=IF([.H14]&lt;&gt;&quot;n/a&quot;; IF([.H14]&lt;&gt;&quot;&quot;; &quot;$&quot; &amp; TEXT([.H14]; &quot;0.00&quot;) &amp; &quot;$&quot;;  &quot;&quot;); &quot;n/a&quot;)" office:value-type="string" office:string-value="$89.13$" calcext:value-type="string">
            <text:p>$89.13$</text:p>
          </table:table-cell>
          <table:table-cell table:style-name="ce143"/>
          <table:table-cell table:style-name="ce136" table:formula="of:=IF([.K14]&lt;&gt;&quot;n/a&quot;; IF([.K14]&lt;&gt;&quot;&quot;; &quot;$&quot; &amp; TEXT([.K14]; &quot;0.00&quot;) &amp; &quot;$&quot;;  &quot;&quot;); &quot;n/a&quot;)" office:value-type="string" office:string-value="$93.88$" calcext:value-type="string">
            <text:p>$93.88$</text:p>
          </table:table-cell>
          <table:table-cell table:style-name="ce136" table:formula="of:=IF([.M14]&lt;&gt;&quot;n/a&quot;; IF([.M14]&lt;&gt;&quot;&quot;; &quot;$&quot; &amp; TEXT([.M14]; &quot;0.00&quot;) &amp; &quot;$&quot;;  &quot;&quot;); &quot;n/a&quot;)" office:value-type="string" office:string-value="$97.91$" calcext:value-type="string">
            <text:p>$97.91$</text:p>
          </table:table-cell>
          <table:table-cell table:style-name="ce136" table:formula="of:=IF([.O14]&lt;&gt;&quot;n/a&quot;; IF([.O14]&lt;&gt;&quot;&quot;; &quot;$&quot; &amp; TEXT([.O14]; &quot;0.00&quot;) &amp; &quot;$&quot;;  &quot;&quot;); &quot;n/a&quot;)" office:value-type="string" office:string-value="$90.20$" calcext:value-type="string">
            <text:p>$90.20$</text:p>
          </table:table-cell>
          <table:table-cell table:style-name="ce147" table:formula="of:=IF([.Q14]&lt;&gt;&quot;n/a&quot;; IF([.Q14]&lt;&gt;&quot;&quot;; &quot;$&quot; &amp; TEXT([.Q14]; &quot;0.00&quot;) &amp; &quot;$&quot;;  &quot;&quot;); &quot;n/a&quot;)" office:value-type="string" office:string-value="$92.24$" calcext:value-type="string">
            <text:p>$92.24$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29"/>
          <table:table-cell table:style-name="ce63"/>
          <table:table-cell table:style-name="ce37"/>
          <table:table-cell table:style-name="ce43"/>
          <table:table-cell table:style-name="ce29"/>
          <table:table-cell table:style-name="ce63"/>
          <table:table-cell table:style-name="ce37" table:number-columns-repeated="2"/>
          <table:table-cell table:style-name="ce69"/>
          <table:table-cell table:style-name="ce43"/>
          <table:table-cell table:style-name="ce37"/>
          <table:table-cell table:style-name="ce29"/>
          <table:table-cell table:style-name="ce63"/>
          <table:table-cell table:style-name="ce43"/>
          <table:table-cell table:style-name="ce37"/>
          <table:table-cell table:style-name="ce29"/>
          <table:table-cell table:style-name="ce63"/>
          <table:table-cell table:style-name="ce25" table:number-columns-repeated="2"/>
          <table:table-cell table:style-name="ce55"/>
          <table:table-cell table:style-name="ce46" table:formula="of:=IF([.A15]&lt;&gt;&quot;&quot;; [.A15]; &quot;&quot;)">
            <text:p/>
          </table:table-cell>
          <table:table-cell table:style-name="ce99" table:formula="of:=IF([.B15]&lt;&gt;&quot;n/a&quot;; IF([.B15]&lt;&gt;&quot;&quot;; &quot;$&quot; &amp; TEXT([.B15]; &quot;0.00&quot;) &amp; &quot;$&quot;;  &quot;&quot;); &quot;n/a&quot;)">
            <text:p/>
          </table:table-cell>
          <table:table-cell table:style-name="ce99" table:formula="of:=IF([.D15]&lt;&gt;&quot;n/a&quot;; IF([.D15]&lt;&gt;&quot;&quot;; &quot;$&quot; &amp; TEXT([.D15]; &quot;0.00&quot;) &amp; &quot;$&quot;;  &quot;&quot;); &quot;n/a&quot;)">
            <text:p/>
          </table:table-cell>
          <table:table-cell table:style-name="ce99" table:formula="of:=IF([.F15]&lt;&gt;&quot;n/a&quot;; IF([.F15]&lt;&gt;&quot;&quot;; &quot;$&quot; &amp; TEXT([.F15]; &quot;0.00&quot;) &amp; &quot;$&quot;;  &quot;&quot;); &quot;n/a&quot;)">
            <text:p/>
          </table:table-cell>
          <table:table-cell table:style-name="ce99" table:formula="of:=IF([.H15]&lt;&gt;&quot;n/a&quot;; IF([.H15]&lt;&gt;&quot;&quot;; &quot;$&quot; &amp; TEXT([.H15]; &quot;0.00&quot;) &amp; &quot;$&quot;;  &quot;&quot;); &quot;n/a&quot;)">
            <text:p/>
          </table:table-cell>
          <table:table-cell table:style-name="ce125"/>
          <table:table-cell table:style-name="ce99" table:formula="of:=IF([.K15]&lt;&gt;&quot;n/a&quot;; IF([.K15]&lt;&gt;&quot;&quot;; &quot;$&quot; &amp; TEXT([.K15]; &quot;0.00&quot;) &amp; &quot;$&quot;;  &quot;&quot;); &quot;n/a&quot;)">
            <text:p/>
          </table:table-cell>
          <table:table-cell table:style-name="ce99" table:formula="of:=IF([.M15]&lt;&gt;&quot;n/a&quot;; IF([.M15]&lt;&gt;&quot;&quot;; &quot;$&quot; &amp; TEXT([.M15]; &quot;0.00&quot;) &amp; &quot;$&quot;;  &quot;&quot;); &quot;n/a&quot;)">
            <text:p/>
          </table:table-cell>
          <table:table-cell table:style-name="ce99" table:formula="of:=IF([.O15]&lt;&gt;&quot;n/a&quot;; IF([.O15]&lt;&gt;&quot;&quot;; &quot;$&quot; &amp; TEXT([.O15]; &quot;0.00&quot;) &amp; &quot;$&quot;;  &quot;&quot;); &quot;n/a&quot;)">
            <text:p/>
          </table:table-cell>
          <table:table-cell table:style-name="ce110" table:formula="of:=IF([.Q15]&lt;&gt;&quot;n/a&quot;; IF([.Q15]&lt;&gt;&quot;&quot;; &quot;$&quot; &amp; TEXT([.Q15]; &quot;0.00&quot;) &amp; &quot;$&quot;;  &quot;&quot;); &quot;n/a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1">BGAD-</text:span>B2B</text:p>
          </table:table-cell>
          <table:table-cell table:style-name="ce29" office:value-type="float" office:value="89.08" calcext:value-type="float">
            <text:p>89.08</text:p>
          </table:table-cell>
          <table:table-cell table:style-name="ce63"/>
          <table:table-cell table:style-name="ce62" office:value-type="float" office:value="93.67" calcext:value-type="float">
            <text:p>93.67</text:p>
          </table:table-cell>
          <table:table-cell table:style-name="ce43"/>
          <table:table-cell table:style-name="ce29" office:value-type="float" office:value="84.93" calcext:value-type="float">
            <text:p>84.93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5.05" calcext:value-type="float">
            <text:p>95.05</text:p>
          </table:table-cell>
          <table:table-cell table:style-name="ce37"/>
          <table:table-cell table:style-name="ce33" office:value-type="float" office:value="99.94" calcext:value-type="float">
            <text:p>99.94</text:p>
          </table:table-cell>
          <table:table-cell table:style-name="ce63"/>
          <table:table-cell table:style-name="ce43" office:value-type="float" office:value="90.61" calcext:value-type="float">
            <text:p>90.61</text:p>
          </table:table-cell>
          <table:table-cell table:style-name="ce37"/>
          <table:table-cell table:style-name="ce29" office:value-type="float" office:value="92.06" calcext:value-type="float">
            <text:p>92.06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55"/>
          <table:table-cell table:style-name="ce46" table:formula="of:=IF([.A16]&lt;&gt;&quot;&quot;; [.A16]; &quot;&quot;)" office:value-type="string" office:string-value="BGAD-B2B" calcext:value-type="string">
            <text:p>BGAD-B2B</text:p>
          </table:table-cell>
          <table:table-cell table:style-name="ce99" table:formula="of:=IF([.B16]&lt;&gt;&quot;n/a&quot;; IF([.B16]&lt;&gt;&quot;&quot;; &quot;$&quot; &amp; TEXT([.B16]; &quot;0.00&quot;) &amp; &quot;$&quot;;  &quot;&quot;); &quot;n/a&quot;)" office:value-type="string" office:string-value="$89.08$" calcext:value-type="string">
            <text:p>$89.08$</text:p>
          </table:table-cell>
          <table:table-cell table:style-name="ce159" table:formula="of:=IF([.D16]&lt;&gt;&quot;n/a&quot;; IF([.D16]&lt;&gt;&quot;&quot;; &quot;$&quot; &amp; TEXT([.D16]; &quot;0.00&quot;) &amp; &quot;$&quot;;  &quot;&quot;); &quot;n/a&quot;)" office:value-type="string" office:string-value="$93.67$" calcext:value-type="string">
            <text:p>$93.67$</text:p>
          </table:table-cell>
          <table:table-cell table:style-name="ce99" table:formula="of:=IF([.F16]&lt;&gt;&quot;n/a&quot;; IF([.F16]&lt;&gt;&quot;&quot;; &quot;$&quot; &amp; TEXT([.F16]; &quot;0.00&quot;) &amp; &quot;$&quot;;  &quot;&quot;); &quot;n/a&quot;)" office:value-type="string" office:string-value="$84.93$" calcext:value-type="string">
            <text:p>$84.93$</text:p>
          </table:table-cell>
          <table:table-cell table:style-name="ce99" table:formula="of:=IF([.H16]&lt;&gt;&quot;n/a&quot;; IF([.H16]&lt;&gt;&quot;&quot;; &quot;$&quot; &amp; TEXT([.H16]; &quot;0.00&quot;) &amp; &quot;$&quot;;  &quot;&quot;); &quot;n/a&quot;)" office:value-type="string" office:string-value="n/a" calcext:value-type="string">
            <text:p>n/a</text:p>
          </table:table-cell>
          <table:table-cell table:style-name="ce125"/>
          <table:table-cell table:style-name="ce99" table:formula="of:=IF([.K16]&lt;&gt;&quot;n/a&quot;; IF([.K16]&lt;&gt;&quot;&quot;; &quot;$&quot; &amp; TEXT([.K16]; &quot;0.00&quot;) &amp; &quot;$&quot;;  &quot;&quot;); &quot;n/a&quot;)" office:value-type="string" office:string-value="$95.05$" calcext:value-type="string">
            <text:p>$95.05$</text:p>
          </table:table-cell>
          <table:table-cell table:style-name="ce159" table:formula="of:=IF([.M16]&lt;&gt;&quot;n/a&quot;; IF([.M16]&lt;&gt;&quot;&quot;; &quot;$&quot; &amp; TEXT([.M16]; &quot;0.00&quot;) &amp; &quot;$&quot;;  &quot;&quot;); &quot;n/a&quot;)" office:value-type="string" office:string-value="$99.94$" calcext:value-type="string">
            <text:p>$99.94$</text:p>
          </table:table-cell>
          <table:table-cell table:style-name="ce99" table:formula="of:=IF([.O16]&lt;&gt;&quot;n/a&quot;; IF([.O16]&lt;&gt;&quot;&quot;; &quot;$&quot; &amp; TEXT([.O16]; &quot;0.00&quot;) &amp; &quot;$&quot;;  &quot;&quot;); &quot;n/a&quot;)" office:value-type="string" office:string-value="$90.61$" calcext:value-type="string">
            <text:p>$90.61$</text:p>
          </table:table-cell>
          <table:table-cell table:style-name="ce110" table:formula="of:=IF([.Q16]&lt;&gt;&quot;n/a&quot;; IF([.Q16]&lt;&gt;&quot;&quot;; &quot;$&quot; &amp; TEXT([.Q16]; &quot;0.00&quot;) &amp; &quot;$&quot;;  &quot;&quot;); &quot;n/a&quot;)" office:value-type="string" office:string-value="$92.06$" calcext:value-type="string">
            <text:p>$92.06$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1">BGAD-</text:span>DateBERT</text:p>
          </table:table-cell>
          <table:table-cell table:style-name="ce29" office:value-type="float" office:value="90.49" calcext:value-type="float">
            <text:p>90.49</text:p>
          </table:table-cell>
          <table:table-cell table:style-name="ce63"/>
          <table:table-cell table:style-name="ce37" office:value-type="float" office:value="89.9" calcext:value-type="float">
            <text:p>89.90</text:p>
          </table:table-cell>
          <table:table-cell table:style-name="ce43"/>
          <table:table-cell table:style-name="ce29" office:value-type="float" office:value="91.1" calcext:value-type="float">
            <text:p>91.1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6.35" calcext:value-type="float">
            <text:p>96.35</text:p>
          </table:table-cell>
          <table:table-cell table:style-name="ce37"/>
          <table:table-cell table:style-name="ce29" office:value-type="float" office:value="95.72" calcext:value-type="float">
            <text:p>95.72</text:p>
          </table:table-cell>
          <table:table-cell table:style-name="ce63"/>
          <table:table-cell table:style-name="ce43" office:value-type="float" office:value="96.99" calcext:value-type="float">
            <text:p>96.99</text:p>
          </table:table-cell>
          <table:table-cell table:style-name="ce37"/>
          <table:table-cell table:style-name="ce29" office:value-type="float" office:value="94.91" calcext:value-type="float">
            <text:p>94.91</text:p>
          </table:table-cell>
          <table:table-cell table:style-name="ce63" office:value-type="string" calcext:value-type="string">
            <text:p>n/a</text:p>
          </table:table-cell>
          <table:table-cell table:style-name="ce25"/>
          <table:table-cell table:style-name="ce81" table:number-columns-repeated="2"/>
          <table:table-cell table:style-name="ce95" table:formula="of:=IF([.A17]&lt;&gt;&quot;&quot;; [.A17]; &quot;&quot;)" office:value-type="string" office:string-value="BGAD-DateBERT" calcext:value-type="string">
            <text:p>BGAD-DateBERT</text:p>
          </table:table-cell>
          <table:table-cell table:style-name="ce99" table:formula="of:=IF([.B17]&lt;&gt;&quot;n/a&quot;; IF([.B17]&lt;&gt;&quot;&quot;; &quot;$&quot; &amp; TEXT([.B17]; &quot;0.00&quot;) &amp; &quot;$&quot;;  &quot;&quot;); &quot;n/a&quot;)" office:value-type="string" office:string-value="$90.49$" calcext:value-type="string">
            <text:p>$90.49$</text:p>
          </table:table-cell>
          <table:table-cell table:style-name="ce99" table:formula="of:=IF([.D17]&lt;&gt;&quot;n/a&quot;; IF([.D17]&lt;&gt;&quot;&quot;; &quot;$&quot; &amp; TEXT([.D17]; &quot;0.00&quot;) &amp; &quot;$&quot;;  &quot;&quot;); &quot;n/a&quot;)" office:value-type="string" office:string-value="$89.90$" calcext:value-type="string">
            <text:p>$89.90$</text:p>
          </table:table-cell>
          <table:table-cell table:style-name="ce99" table:formula="of:=IF([.F17]&lt;&gt;&quot;n/a&quot;; IF([.F17]&lt;&gt;&quot;&quot;; &quot;$&quot; &amp; TEXT([.F17]; &quot;0.00&quot;) &amp; &quot;$&quot;;  &quot;&quot;); &quot;n/a&quot;)" office:value-type="string" office:string-value="$91.10$" calcext:value-type="string">
            <text:p>$91.10$</text:p>
          </table:table-cell>
          <table:table-cell table:style-name="ce99" table:formula="of:=IF([.H17]&lt;&gt;&quot;n/a&quot;; IF([.H17]&lt;&gt;&quot;&quot;; &quot;$&quot; &amp; TEXT([.H17]; &quot;0.00&quot;) &amp; &quot;$&quot;;  &quot;&quot;); &quot;n/a&quot;)" office:value-type="string" office:string-value="n/a" calcext:value-type="string">
            <text:p>n/a</text:p>
          </table:table-cell>
          <table:table-cell table:style-name="ce126"/>
          <table:table-cell table:style-name="ce99" table:formula="of:=IF([.K17]&lt;&gt;&quot;n/a&quot;; IF([.K17]&lt;&gt;&quot;&quot;; &quot;$&quot; &amp; TEXT([.K17]; &quot;0.00&quot;) &amp; &quot;$&quot;;  &quot;&quot;); &quot;n/a&quot;)" office:value-type="string" office:string-value="$96.35$" calcext:value-type="string">
            <text:p>$96.35$</text:p>
          </table:table-cell>
          <table:table-cell table:style-name="ce99" table:formula="of:=IF([.M17]&lt;&gt;&quot;n/a&quot;; IF([.M17]&lt;&gt;&quot;&quot;; &quot;$&quot; &amp; TEXT([.M17]; &quot;0.00&quot;) &amp; &quot;$&quot;;  &quot;&quot;); &quot;n/a&quot;)" office:value-type="string" office:string-value="$95.72$" calcext:value-type="string">
            <text:p>$95.72$</text:p>
          </table:table-cell>
          <table:table-cell table:style-name="ce99" table:formula="of:=IF([.O17]&lt;&gt;&quot;n/a&quot;; IF([.O17]&lt;&gt;&quot;&quot;; &quot;$&quot; &amp; TEXT([.O17]; &quot;0.00&quot;) &amp; &quot;$&quot;;  &quot;&quot;); &quot;n/a&quot;)" office:value-type="string" office:string-value="$96.99$" calcext:value-type="string">
            <text:p>$96.99$</text:p>
          </table:table-cell>
          <table:table-cell table:style-name="ce110" table:formula="of:=IF([.Q17]&lt;&gt;&quot;n/a&quot;; IF([.Q17]&lt;&gt;&quot;&quot;; &quot;$&quot; &amp; TEXT([.Q17]; &quot;0.00&quot;) &amp; &quot;$&quot;;  &quot;&quot;); &quot;n/a&quot;)" office:value-type="string" office:string-value="$94.91$" calcext:value-type="string">
            <text:p>$94.91$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HeidelTime</text:p>
          </table:table-cell>
          <table:table-cell table:style-name="ce29" office:value-type="float" office:value="83.1" calcext:value-type="float">
            <text:p>83.10</text:p>
          </table:table-cell>
          <table:table-cell table:style-name="ce63"/>
          <table:table-cell table:style-name="ce37" office:value-type="float" office:value="88.2" calcext:value-type="float">
            <text:p>88.20</text:p>
          </table:table-cell>
          <table:table-cell table:style-name="ce37"/>
          <table:table-cell table:style-name="ce29" office:value-type="float" office:value="78.5" calcext:value-type="float">
            <text:p>78.5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37" office:value-type="float" office:value="90.3" calcext:value-type="float">
            <text:p>90.30</text:p>
          </table:table-cell>
          <table:table-cell table:style-name="ce37"/>
          <table:table-cell table:style-name="ce29" office:value-type="float" office:value="95.8" calcext:value-type="float">
            <text:p>95.80</text:p>
          </table:table-cell>
          <table:table-cell table:style-name="ce63"/>
          <table:table-cell table:style-name="ce37" office:value-type="float" office:value="85.4" calcext:value-type="float">
            <text:p>85.40</text:p>
          </table:table-cell>
          <table:table-cell table:style-name="ce37"/>
          <table:table-cell table:style-name="ce29" office:value-type="float" office:value="89.2" calcext:value-type="float">
            <text:p>89.20</text:p>
          </table:table-cell>
          <table:table-cell table:style-name="ce63" office:value-type="string" calcext:value-type="string">
            <text:p>n/a</text:p>
          </table:table-cell>
          <table:table-cell table:style-name="ce36" table:number-columns-repeated="2"/>
          <table:table-cell table:style-name="ce115"/>
          <table:table-cell table:style-name="ce46" table:formula="of:=IF([.A18]&lt;&gt;&quot;&quot;; [.A18]; &quot;&quot;)" office:value-type="string" office:string-value="HeidelTime" calcext:value-type="string">
            <text:p>HeidelTime</text:p>
          </table:table-cell>
          <table:table-cell table:style-name="ce99" table:formula="of:=IF([.B18]&lt;&gt;&quot;n/a&quot;; IF([.B18]&lt;&gt;&quot;&quot;; &quot;$&quot; &amp; TEXT([.B18]; &quot;0.00&quot;) &amp; &quot;$&quot;;  &quot;&quot;); &quot;n/a&quot;)" office:value-type="string" office:string-value="$83.10$" calcext:value-type="string">
            <text:p>$83.10$</text:p>
          </table:table-cell>
          <table:table-cell table:style-name="ce99" table:formula="of:=IF([.D18]&lt;&gt;&quot;n/a&quot;; IF([.D18]&lt;&gt;&quot;&quot;; &quot;$&quot; &amp; TEXT([.D18]; &quot;0.00&quot;) &amp; &quot;$&quot;;  &quot;&quot;); &quot;n/a&quot;)" office:value-type="string" office:string-value="$88.20$" calcext:value-type="string">
            <text:p>$88.20$</text:p>
          </table:table-cell>
          <table:table-cell table:style-name="ce99" table:formula="of:=IF([.F18]&lt;&gt;&quot;n/a&quot;; IF([.F18]&lt;&gt;&quot;&quot;; &quot;$&quot; &amp; TEXT([.F18]; &quot;0.00&quot;) &amp; &quot;$&quot;;  &quot;&quot;); &quot;n/a&quot;)" office:value-type="string" office:string-value="$78.50$" calcext:value-type="string">
            <text:p>$78.50$</text:p>
          </table:table-cell>
          <table:table-cell table:style-name="ce99" table:formula="of:=IF([.H18]&lt;&gt;&quot;n/a&quot;; IF([.H18]&lt;&gt;&quot;&quot;; &quot;$&quot; &amp; TEXT([.H18]; &quot;0.00&quot;) &amp; &quot;$&quot;;  &quot;&quot;); &quot;n/a&quot;)" office:value-type="string" office:string-value="n/a" calcext:value-type="string">
            <text:p>n/a</text:p>
          </table:table-cell>
          <table:table-cell table:style-name="ce125"/>
          <table:table-cell table:style-name="ce99" table:formula="of:=IF([.K18]&lt;&gt;&quot;n/a&quot;; IF([.K18]&lt;&gt;&quot;&quot;; &quot;$&quot; &amp; TEXT([.K18]; &quot;0.00&quot;) &amp; &quot;$&quot;;  &quot;&quot;); &quot;n/a&quot;)" office:value-type="string" office:string-value="$90.30$" calcext:value-type="string">
            <text:p>$90.30$</text:p>
          </table:table-cell>
          <table:table-cell table:style-name="ce99" table:formula="of:=IF([.M18]&lt;&gt;&quot;n/a&quot;; IF([.M18]&lt;&gt;&quot;&quot;; &quot;$&quot; &amp; TEXT([.M18]; &quot;0.00&quot;) &amp; &quot;$&quot;;  &quot;&quot;); &quot;n/a&quot;)" office:value-type="string" office:string-value="$95.80$" calcext:value-type="string">
            <text:p>$95.80$</text:p>
          </table:table-cell>
          <table:table-cell table:style-name="ce99" table:formula="of:=IF([.O18]&lt;&gt;&quot;n/a&quot;; IF([.O18]&lt;&gt;&quot;&quot;; &quot;$&quot; &amp; TEXT([.O18]; &quot;0.00&quot;) &amp; &quot;$&quot;;  &quot;&quot;); &quot;n/a&quot;)" office:value-type="string" office:string-value="$85.40$" calcext:value-type="string">
            <text:p>$85.40$</text:p>
          </table:table-cell>
          <table:table-cell table:style-name="ce110" table:formula="of:=IF([.Q18]&lt;&gt;&quot;n/a&quot;; IF([.Q18]&lt;&gt;&quot;&quot;; &quot;$&quot; &amp; TEXT([.Q18]; &quot;0.00&quot;) &amp; &quot;$&quot;;  &quot;&quot;); &quot;n/a&quot;)" office:value-type="string" office:string-value="$89.20$" calcext:value-type="string">
            <text:p>$89.20$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 office:value-type="string" calcext:value-type="string">
            <text:p>UWTime</text:p>
          </table:table-cell>
          <table:table-cell table:style-name="ce29" office:value-type="float" office:value="83" calcext:value-type="float">
            <text:p>83.00</text:p>
          </table:table-cell>
          <table:table-cell table:style-name="ce63"/>
          <table:table-cell table:style-name="ce37" office:value-type="float" office:value="87.7" calcext:value-type="float">
            <text:p>87.70</text:p>
          </table:table-cell>
          <table:table-cell table:style-name="ce43"/>
          <table:table-cell table:style-name="ce29" office:value-type="float" office:value="78.8" calcext:value-type="float">
            <text:p>78.8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2.3" calcext:value-type="float">
            <text:p>92.30</text:p>
          </table:table-cell>
          <table:table-cell table:style-name="ce37"/>
          <table:table-cell table:style-name="ce33" office:value-type="float" office:value="97.6" calcext:value-type="float">
            <text:p>97.60</text:p>
          </table:table-cell>
          <table:table-cell table:style-name="ce63"/>
          <table:table-cell table:style-name="ce43" office:value-type="float" office:value="87.6" calcext:value-type="float">
            <text:p>87.60</text:p>
          </table:table-cell>
          <table:table-cell table:style-name="ce37"/>
          <table:table-cell table:style-name="ce29" office:value-type="float" office:value="89.84" calcext:value-type="float">
            <text:p>89.84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55"/>
          <table:table-cell table:style-name="ce97" table:formula="of:=IF([.A19]&lt;&gt;&quot;&quot;; [.A19]; &quot;&quot;)" office:value-type="string" office:string-value="UWTime" calcext:value-type="string">
            <text:p>UWTime</text:p>
          </table:table-cell>
          <table:table-cell table:style-name="ce99" table:formula="of:=IF([.B19]&lt;&gt;&quot;n/a&quot;; IF([.B19]&lt;&gt;&quot;&quot;; &quot;$&quot; &amp; TEXT([.B19]; &quot;0.00&quot;) &amp; &quot;$&quot;;  &quot;&quot;); &quot;n/a&quot;)" office:value-type="string" office:string-value="$83.00$" calcext:value-type="string">
            <text:p>$83.00$</text:p>
          </table:table-cell>
          <table:table-cell table:style-name="ce99" table:formula="of:=IF([.D19]&lt;&gt;&quot;n/a&quot;; IF([.D19]&lt;&gt;&quot;&quot;; &quot;$&quot; &amp; TEXT([.D19]; &quot;0.00&quot;) &amp; &quot;$&quot;;  &quot;&quot;); &quot;n/a&quot;)" office:value-type="string" office:string-value="$87.70$" calcext:value-type="string">
            <text:p>$87.70$</text:p>
          </table:table-cell>
          <table:table-cell table:style-name="ce99" table:formula="of:=IF([.F19]&lt;&gt;&quot;n/a&quot;; IF([.F19]&lt;&gt;&quot;&quot;; &quot;$&quot; &amp; TEXT([.F19]; &quot;0.00&quot;) &amp; &quot;$&quot;;  &quot;&quot;); &quot;n/a&quot;)" office:value-type="string" office:string-value="$78.80$" calcext:value-type="string">
            <text:p>$78.80$</text:p>
          </table:table-cell>
          <table:table-cell table:style-name="ce99" table:formula="of:=IF([.H19]&lt;&gt;&quot;n/a&quot;; IF([.H19]&lt;&gt;&quot;&quot;; &quot;$&quot; &amp; TEXT([.H19]; &quot;0.00&quot;) &amp; &quot;$&quot;;  &quot;&quot;); &quot;n/a&quot;)" office:value-type="string" office:string-value="n/a" calcext:value-type="string">
            <text:p>n/a</text:p>
          </table:table-cell>
          <table:table-cell table:style-name="ce125"/>
          <table:table-cell table:style-name="ce99" table:formula="of:=IF([.K19]&lt;&gt;&quot;n/a&quot;; IF([.K19]&lt;&gt;&quot;&quot;; &quot;$&quot; &amp; TEXT([.K19]; &quot;0.00&quot;) &amp; &quot;$&quot;;  &quot;&quot;); &quot;n/a&quot;)" office:value-type="string" office:string-value="$92.30$" calcext:value-type="string">
            <text:p>$92.30$</text:p>
          </table:table-cell>
          <table:table-cell table:style-name="ce159" table:formula="of:=IF([.M19]&lt;&gt;&quot;n/a&quot;; IF([.M19]&lt;&gt;&quot;&quot;; &quot;$&quot; &amp; TEXT([.M19]; &quot;0.00&quot;) &amp; &quot;$&quot;;  &quot;&quot;); &quot;n/a&quot;)" office:value-type="string" office:string-value="$97.60$" calcext:value-type="string">
            <text:p>$97.60$</text:p>
          </table:table-cell>
          <table:table-cell table:style-name="ce99" table:formula="of:=IF([.O19]&lt;&gt;&quot;n/a&quot;; IF([.O19]&lt;&gt;&quot;&quot;; &quot;$&quot; &amp; TEXT([.O19]; &quot;0.00&quot;) &amp; &quot;$&quot;;  &quot;&quot;); &quot;n/a&quot;)" office:value-type="string" office:string-value="$87.60$" calcext:value-type="string">
            <text:p>$87.60$</text:p>
          </table:table-cell>
          <table:table-cell table:style-name="ce110" table:formula="of:=IF([.Q19]&lt;&gt;&quot;n/a&quot;; IF([.Q19]&lt;&gt;&quot;&quot;; &quot;$&quot; &amp; TEXT([.Q19]; &quot;0.00&quot;) &amp; &quot;$&quot;;  &quot;&quot;); &quot;n/a&quot;)" office:value-type="string" office:string-value="$89.84$" calcext:value-type="string">
            <text:p>$89.84$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Syntime</text:p>
          </table:table-cell>
          <table:table-cell table:style-name="ce29" office:value-type="float" office:value="81.27" calcext:value-type="float">
            <text:p>81.27</text:p>
          </table:table-cell>
          <table:table-cell table:style-name="ce63"/>
          <table:table-cell table:style-name="ce37" office:value-type="float" office:value="79.18" calcext:value-type="float">
            <text:p>79.18</text:p>
          </table:table-cell>
          <table:table-cell table:style-name="ce43"/>
          <table:table-cell table:style-name="ce29" office:value-type="float" office:value="83.47" calcext:value-type="float">
            <text:p>83.47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2.88" calcext:value-type="float">
            <text:p>92.88</text:p>
          </table:table-cell>
          <table:table-cell table:style-name="ce37"/>
          <table:table-cell table:style-name="ce29" office:value-type="float" office:value="90.49" calcext:value-type="float">
            <text:p>90.49</text:p>
          </table:table-cell>
          <table:table-cell table:style-name="ce63"/>
          <table:table-cell table:style-name="ce43" office:value-type="float" office:value="95.39" calcext:value-type="float">
            <text:p>95.39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55"/>
          <table:table-cell table:style-name="ce46" table:formula="of:=IF([.A20]&lt;&gt;&quot;&quot;; [.A20]; &quot;&quot;)" office:value-type="string" office:string-value="Syntime" calcext:value-type="string">
            <text:p>Syntime</text:p>
          </table:table-cell>
          <table:table-cell table:style-name="ce99" table:formula="of:=IF([.B20]&lt;&gt;&quot;n/a&quot;; IF([.B20]&lt;&gt;&quot;&quot;; &quot;$&quot; &amp; TEXT([.B20]; &quot;0.00&quot;) &amp; &quot;$&quot;;  &quot;&quot;); &quot;n/a&quot;)" office:value-type="string" office:string-value="$81.27$" calcext:value-type="string">
            <text:p>$81.27$</text:p>
          </table:table-cell>
          <table:table-cell table:style-name="ce99" table:formula="of:=IF([.D20]&lt;&gt;&quot;n/a&quot;; IF([.D20]&lt;&gt;&quot;&quot;; &quot;$&quot; &amp; TEXT([.D20]; &quot;0.00&quot;) &amp; &quot;$&quot;;  &quot;&quot;); &quot;n/a&quot;)" office:value-type="string" office:string-value="$79.18$" calcext:value-type="string">
            <text:p>$79.18$</text:p>
          </table:table-cell>
          <table:table-cell table:style-name="ce99" table:formula="of:=IF([.F20]&lt;&gt;&quot;n/a&quot;; IF([.F20]&lt;&gt;&quot;&quot;; &quot;$&quot; &amp; TEXT([.F20]; &quot;0.00&quot;) &amp; &quot;$&quot;;  &quot;&quot;); &quot;n/a&quot;)" office:value-type="string" office:string-value="$83.47$" calcext:value-type="string">
            <text:p>$83.47$</text:p>
          </table:table-cell>
          <table:table-cell table:style-name="ce99" table:formula="of:=IF([.H20]&lt;&gt;&quot;n/a&quot;; IF([.H20]&lt;&gt;&quot;&quot;; &quot;$&quot; &amp; TEXT([.H20]; &quot;0.00&quot;) &amp; &quot;$&quot;;  &quot;&quot;); &quot;n/a&quot;)" office:value-type="string" office:string-value="n/a" calcext:value-type="string">
            <text:p>n/a</text:p>
          </table:table-cell>
          <table:table-cell table:style-name="ce125"/>
          <table:table-cell table:style-name="ce99" table:formula="of:=IF([.K20]&lt;&gt;&quot;n/a&quot;; IF([.K20]&lt;&gt;&quot;&quot;; &quot;$&quot; &amp; TEXT([.K20]; &quot;0.00&quot;) &amp; &quot;$&quot;;  &quot;&quot;); &quot;n/a&quot;)" office:value-type="string" office:string-value="$92.88$" calcext:value-type="string">
            <text:p>$92.88$</text:p>
          </table:table-cell>
          <table:table-cell table:style-name="ce99" table:formula="of:=IF([.M20]&lt;&gt;&quot;n/a&quot;; IF([.M20]&lt;&gt;&quot;&quot;; &quot;$&quot; &amp; TEXT([.M20]; &quot;0.00&quot;) &amp; &quot;$&quot;;  &quot;&quot;); &quot;n/a&quot;)" office:value-type="string" office:string-value="$90.49$" calcext:value-type="string">
            <text:p>$90.49$</text:p>
          </table:table-cell>
          <table:table-cell table:style-name="ce99" table:formula="of:=IF([.O20]&lt;&gt;&quot;n/a&quot;; IF([.O20]&lt;&gt;&quot;&quot;; &quot;$&quot; &amp; TEXT([.O20]; &quot;0.00&quot;) &amp; &quot;$&quot;;  &quot;&quot;); &quot;n/a&quot;)" office:value-type="string" office:string-value="$95.39$" calcext:value-type="string">
            <text:p>$95.39$</text:p>
          </table:table-cell>
          <table:table-cell table:style-name="ce110" table:formula="of:=IF([.Q20]&lt;&gt;&quot;n/a&quot;; IF([.Q20]&lt;&gt;&quot;&quot;; &quot;$&quot; &amp; TEXT([.Q20]; &quot;0.00&quot;) &amp; &quot;$&quot;;  &quot;&quot;); &quot;n/a&quot;)" office:value-type="string" office:string-value="n/a" calcext:value-type="string">
            <text:p>n/a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TOMN</text:p>
          </table:table-cell>
          <table:table-cell table:style-name="ce29" office:value-type="float" office:value="82.47" calcext:value-type="float">
            <text:p>82.47</text:p>
          </table:table-cell>
          <table:table-cell table:style-name="ce63"/>
          <table:table-cell table:style-name="ce37" office:value-type="float" office:value="84.57" calcext:value-type="float">
            <text:p>84.57</text:p>
          </table:table-cell>
          <table:table-cell table:style-name="ce43"/>
          <table:table-cell table:style-name="ce29" office:value-type="float" office:value="80.48" calcext:value-type="float">
            <text:p>80.48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4.25" calcext:value-type="float">
            <text:p>94.25</text:p>
          </table:table-cell>
          <table:table-cell table:style-name="ce37"/>
          <table:table-cell table:style-name="ce29" office:value-type="float" office:value="96.23" calcext:value-type="float">
            <text:p>96.23</text:p>
          </table:table-cell>
          <table:table-cell table:style-name="ce63"/>
          <table:table-cell table:style-name="ce43" office:value-type="float" office:value="92.35" calcext:value-type="float">
            <text:p>92.35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55"/>
          <table:table-cell table:style-name="ce46" table:formula="of:=IF([.A21]&lt;&gt;&quot;&quot;; [.A21]; &quot;&quot;)" office:value-type="string" office:string-value="TOMN" calcext:value-type="string">
            <text:p>TOMN</text:p>
          </table:table-cell>
          <table:table-cell table:style-name="ce99" table:formula="of:=IF([.B21]&lt;&gt;&quot;n/a&quot;; IF([.B21]&lt;&gt;&quot;&quot;; &quot;$&quot; &amp; TEXT([.B21]; &quot;0.00&quot;) &amp; &quot;$&quot;;  &quot;&quot;); &quot;n/a&quot;)" office:value-type="string" office:string-value="$82.47$" calcext:value-type="string">
            <text:p>$82.47$</text:p>
          </table:table-cell>
          <table:table-cell table:style-name="ce99" table:formula="of:=IF([.D21]&lt;&gt;&quot;n/a&quot;; IF([.D21]&lt;&gt;&quot;&quot;; &quot;$&quot; &amp; TEXT([.D21]; &quot;0.00&quot;) &amp; &quot;$&quot;;  &quot;&quot;); &quot;n/a&quot;)" office:value-type="string" office:string-value="$84.57$" calcext:value-type="string">
            <text:p>$84.57$</text:p>
          </table:table-cell>
          <table:table-cell table:style-name="ce99" table:formula="of:=IF([.F21]&lt;&gt;&quot;n/a&quot;; IF([.F21]&lt;&gt;&quot;&quot;; &quot;$&quot; &amp; TEXT([.F21]; &quot;0.00&quot;) &amp; &quot;$&quot;;  &quot;&quot;); &quot;n/a&quot;)" office:value-type="string" office:string-value="$80.48$" calcext:value-type="string">
            <text:p>$80.48$</text:p>
          </table:table-cell>
          <table:table-cell table:style-name="ce99" table:formula="of:=IF([.H21]&lt;&gt;&quot;n/a&quot;; IF([.H21]&lt;&gt;&quot;&quot;; &quot;$&quot; &amp; TEXT([.H21]; &quot;0.00&quot;) &amp; &quot;$&quot;;  &quot;&quot;); &quot;n/a&quot;)" office:value-type="string" office:string-value="n/a" calcext:value-type="string">
            <text:p>n/a</text:p>
          </table:table-cell>
          <table:table-cell table:style-name="ce125"/>
          <table:table-cell table:style-name="ce99" table:formula="of:=IF([.K21]&lt;&gt;&quot;n/a&quot;; IF([.K21]&lt;&gt;&quot;&quot;; &quot;$&quot; &amp; TEXT([.K21]; &quot;0.00&quot;) &amp; &quot;$&quot;;  &quot;&quot;); &quot;n/a&quot;)" office:value-type="string" office:string-value="$94.25$" calcext:value-type="string">
            <text:p>$94.25$</text:p>
          </table:table-cell>
          <table:table-cell table:style-name="ce99" table:formula="of:=IF([.M21]&lt;&gt;&quot;n/a&quot;; IF([.M21]&lt;&gt;&quot;&quot;; &quot;$&quot; &amp; TEXT([.M21]; &quot;0.00&quot;) &amp; &quot;$&quot;;  &quot;&quot;); &quot;n/a&quot;)" office:value-type="string" office:string-value="$96.23$" calcext:value-type="string">
            <text:p>$96.23$</text:p>
          </table:table-cell>
          <table:table-cell table:style-name="ce99" table:formula="of:=IF([.O21]&lt;&gt;&quot;n/a&quot;; IF([.O21]&lt;&gt;&quot;&quot;; &quot;$&quot; &amp; TEXT([.O21]; &quot;0.00&quot;) &amp; &quot;$&quot;;  &quot;&quot;); &quot;n/a&quot;)" office:value-type="string" office:string-value="$92.35$" calcext:value-type="string">
            <text:p>$92.35$</text:p>
          </table:table-cell>
          <table:table-cell table:style-name="ce110" table:formula="of:=IF([.Q21]&lt;&gt;&quot;n/a&quot;; IF([.Q21]&lt;&gt;&quot;&quot;; &quot;$&quot; &amp; TEXT([.Q21]; &quot;0.00&quot;) &amp; &quot;$&quot;;  &quot;&quot;); &quot;n/a&quot;)" office:value-type="string" office:string-value="n/a" calcext:value-type="string">
            <text:p>n/a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PTime</text:p>
          </table:table-cell>
          <table:table-cell table:style-name="ce29" office:value-type="float" office:value="87.21" calcext:value-type="float">
            <text:p>87.21</text:p>
          </table:table-cell>
          <table:table-cell table:style-name="ce63"/>
          <table:table-cell table:style-name="ce37" office:value-type="float" office:value="86.86" calcext:value-type="float">
            <text:p>86.86</text:p>
          </table:table-cell>
          <table:table-cell table:style-name="ce43"/>
          <table:table-cell table:style-name="ce29" office:value-type="float" office:value="87.57" calcext:value-type="float">
            <text:p>87.57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43" office:value-type="float" office:value="96.37" calcext:value-type="float">
            <text:p>96.37</text:p>
          </table:table-cell>
          <table:table-cell table:style-name="ce37"/>
          <table:table-cell table:style-name="ce29" office:value-type="float" office:value="95.98" calcext:value-type="float">
            <text:p>95.98</text:p>
          </table:table-cell>
          <table:table-cell table:style-name="ce63"/>
          <table:table-cell table:style-name="ce43" office:value-type="float" office:value="96.76" calcext:value-type="float">
            <text:p>96.76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 table:number-columns-repeated="2"/>
          <table:table-cell table:style-name="ce55"/>
          <table:table-cell table:style-name="ce46" table:formula="of:=IF([.A22]&lt;&gt;&quot;&quot;; [.A22]; &quot;&quot;)" office:value-type="string" office:string-value="PTime" calcext:value-type="string">
            <text:p>PTime</text:p>
          </table:table-cell>
          <table:table-cell table:style-name="ce99" table:formula="of:=IF([.B22]&lt;&gt;&quot;n/a&quot;; IF([.B22]&lt;&gt;&quot;&quot;; &quot;$&quot; &amp; TEXT([.B22]; &quot;0.00&quot;) &amp; &quot;$&quot;;  &quot;&quot;); &quot;n/a&quot;)" office:value-type="string" office:string-value="$87.21$" calcext:value-type="string">
            <text:p>$87.21$</text:p>
          </table:table-cell>
          <table:table-cell table:style-name="ce99" table:formula="of:=IF([.D22]&lt;&gt;&quot;n/a&quot;; IF([.D22]&lt;&gt;&quot;&quot;; &quot;$&quot; &amp; TEXT([.D22]; &quot;0.00&quot;) &amp; &quot;$&quot;;  &quot;&quot;); &quot;n/a&quot;)" office:value-type="string" office:string-value="$86.86$" calcext:value-type="string">
            <text:p>$86.86$</text:p>
          </table:table-cell>
          <table:table-cell table:style-name="ce99" table:formula="of:=IF([.F22]&lt;&gt;&quot;n/a&quot;; IF([.F22]&lt;&gt;&quot;&quot;; &quot;$&quot; &amp; TEXT([.F22]; &quot;0.00&quot;) &amp; &quot;$&quot;;  &quot;&quot;); &quot;n/a&quot;)" office:value-type="string" office:string-value="$87.57$" calcext:value-type="string">
            <text:p>$87.57$</text:p>
          </table:table-cell>
          <table:table-cell table:style-name="ce99" table:formula="of:=IF([.H22]&lt;&gt;&quot;n/a&quot;; IF([.H22]&lt;&gt;&quot;&quot;; &quot;$&quot; &amp; TEXT([.H22]; &quot;0.00&quot;) &amp; &quot;$&quot;;  &quot;&quot;); &quot;n/a&quot;)" office:value-type="string" office:string-value="n/a" calcext:value-type="string">
            <text:p>n/a</text:p>
          </table:table-cell>
          <table:table-cell table:style-name="ce125"/>
          <table:table-cell table:style-name="ce99" table:formula="of:=IF([.K22]&lt;&gt;&quot;n/a&quot;; IF([.K22]&lt;&gt;&quot;&quot;; &quot;$&quot; &amp; TEXT([.K22]; &quot;0.00&quot;) &amp; &quot;$&quot;;  &quot;&quot;); &quot;n/a&quot;)" office:value-type="string" office:string-value="$96.37$" calcext:value-type="string">
            <text:p>$96.37$</text:p>
          </table:table-cell>
          <table:table-cell table:style-name="ce99" table:formula="of:=IF([.M22]&lt;&gt;&quot;n/a&quot;; IF([.M22]&lt;&gt;&quot;&quot;; &quot;$&quot; &amp; TEXT([.M22]; &quot;0.00&quot;) &amp; &quot;$&quot;;  &quot;&quot;); &quot;n/a&quot;)" office:value-type="string" office:string-value="$95.98$" calcext:value-type="string">
            <text:p>$95.98$</text:p>
          </table:table-cell>
          <table:table-cell table:style-name="ce99" table:formula="of:=IF([.O22]&lt;&gt;&quot;n/a&quot;; IF([.O22]&lt;&gt;&quot;&quot;; &quot;$&quot; &amp; TEXT([.O22]; &quot;0.00&quot;) &amp; &quot;$&quot;;  &quot;&quot;); &quot;n/a&quot;)" office:value-type="string" office:string-value="$96.76$" calcext:value-type="string">
            <text:p>$96.76$</text:p>
          </table:table-cell>
          <table:table-cell table:style-name="ce110" table:formula="of:=IF([.Q22]&lt;&gt;&quot;n/a&quot;; IF([.Q22]&lt;&gt;&quot;&quot;; &quot;$&quot; &amp; TEXT([.Q22]; &quot;0.00&quot;) &amp; &quot;$&quot;;  &quot;&quot;); &quot;n/a&quot;)" office:value-type="string" office:string-value="n/a" calcext:value-type="string">
            <text:p>n/a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ERT-time</text:p>
          </table:table-cell>
          <table:table-cell table:style-name="ce33" office:value-type="float" office:value="96.03" calcext:value-type="float">
            <text:p>96.03</text:p>
          </table:table-cell>
          <table:table-cell table:style-name="ce63"/>
          <table:table-cell table:style-name="ce62" office:value-type="float" office:value="95.46" calcext:value-type="float">
            <text:p>95.46</text:p>
          </table:table-cell>
          <table:table-cell table:style-name="ce43"/>
          <table:table-cell table:style-name="ce33" office:value-type="float" office:value="96.6" calcext:value-type="float">
            <text:p>96.60</text:p>
          </table:table-cell>
          <table:table-cell table:style-name="ce63"/>
          <table:table-cell table:number-columns-repeated="2" table:style-name="ce37" office:value-type="string" calcext:value-type="string">
            <text:p>n/a</text:p>
          </table:table-cell>
          <table:table-cell table:style-name="ce69"/>
          <table:table-cell table:style-name="ce77" office:value-type="float" office:value="98.82" calcext:value-type="float">
            <text:p>98.82</text:p>
          </table:table-cell>
          <table:table-cell table:style-name="ce37"/>
          <table:table-cell table:style-name="ce33" office:value-type="float" office:value="98.24" calcext:value-type="float">
            <text:p>98.24</text:p>
          </table:table-cell>
          <table:table-cell table:style-name="ce63"/>
          <table:table-cell table:style-name="ce77" office:value-type="float" office:value="99.41" calcext:value-type="float">
            <text:p>99.41</text:p>
          </table:table-cell>
          <table:table-cell table:style-name="ce37"/>
          <table:table-cell table:style-name="ce29" office:value-type="string" calcext:value-type="string">
            <text:p>n/a</text:p>
          </table:table-cell>
          <table:table-cell table:style-name="ce63" office:value-type="string" calcext:value-type="string">
            <text:p>n/a</text:p>
          </table:table-cell>
          <table:table-cell table:style-name="ce25"/>
          <table:table-cell table:style-name="ce81" table:number-columns-repeated="2"/>
          <table:table-cell table:style-name="ce95" table:formula="of:=IF([.A23]&lt;&gt;&quot;&quot;; [.A23]; &quot;&quot;)" office:value-type="string" office:string-value="BERT-time" calcext:value-type="string">
            <text:p>BERT-time</text:p>
          </table:table-cell>
          <table:table-cell table:style-name="ce159" table:formula="of:=IF([.B23]&lt;&gt;&quot;n/a&quot;; IF([.B23]&lt;&gt;&quot;&quot;; &quot;$&quot; &amp; TEXT([.B23]; &quot;0.00&quot;) &amp; &quot;$&quot;;  &quot;&quot;); &quot;n/a&quot;)" office:value-type="string" office:string-value="$96.03$" calcext:value-type="string">
            <text:p>$96.03$</text:p>
          </table:table-cell>
          <table:table-cell table:style-name="ce159" table:formula="of:=IF([.D23]&lt;&gt;&quot;n/a&quot;; IF([.D23]&lt;&gt;&quot;&quot;; &quot;$&quot; &amp; TEXT([.D23]; &quot;0.00&quot;) &amp; &quot;$&quot;;  &quot;&quot;); &quot;n/a&quot;)" office:value-type="string" office:string-value="$95.46$" calcext:value-type="string">
            <text:p>$95.46$</text:p>
          </table:table-cell>
          <table:table-cell table:style-name="ce159" table:formula="of:=IF([.F23]&lt;&gt;&quot;n/a&quot;; IF([.F23]&lt;&gt;&quot;&quot;; &quot;$&quot; &amp; TEXT([.F23]; &quot;0.00&quot;) &amp; &quot;$&quot;;  &quot;&quot;); &quot;n/a&quot;)" office:value-type="string" office:string-value="$96.60$" calcext:value-type="string">
            <text:p>$96.60$</text:p>
          </table:table-cell>
          <table:table-cell table:style-name="ce99" table:formula="of:=IF([.H23]&lt;&gt;&quot;n/a&quot;; IF([.H23]&lt;&gt;&quot;&quot;; &quot;$&quot; &amp; TEXT([.H23]; &quot;0.00&quot;) &amp; &quot;$&quot;;  &quot;&quot;); &quot;n/a&quot;)" office:value-type="string" office:string-value="n/a" calcext:value-type="string">
            <text:p>n/a</text:p>
          </table:table-cell>
          <table:table-cell table:style-name="ce126"/>
          <table:table-cell table:style-name="ce159" table:formula="of:=IF([.K23]&lt;&gt;&quot;n/a&quot;; IF([.K23]&lt;&gt;&quot;&quot;; &quot;$&quot; &amp; TEXT([.K23]; &quot;0.00&quot;) &amp; &quot;$&quot;;  &quot;&quot;); &quot;n/a&quot;)" office:value-type="string" office:string-value="$98.82$" calcext:value-type="string">
            <text:p>$98.82$</text:p>
          </table:table-cell>
          <table:table-cell table:style-name="ce159" table:formula="of:=IF([.M23]&lt;&gt;&quot;n/a&quot;; IF([.M23]&lt;&gt;&quot;&quot;; &quot;$&quot; &amp; TEXT([.M23]; &quot;0.00&quot;) &amp; &quot;$&quot;;  &quot;&quot;); &quot;n/a&quot;)" office:value-type="string" office:string-value="$98.24$" calcext:value-type="string">
            <text:p>$98.24$</text:p>
          </table:table-cell>
          <table:table-cell table:style-name="ce159" table:formula="of:=IF([.O23]&lt;&gt;&quot;n/a&quot;; IF([.O23]&lt;&gt;&quot;&quot;; &quot;$&quot; &amp; TEXT([.O23]; &quot;0.00&quot;) &amp; &quot;$&quot;;  &quot;&quot;); &quot;n/a&quot;)" office:value-type="string" office:string-value="$99.41$" calcext:value-type="string">
            <text:p>$99.41$</text:p>
          </table:table-cell>
          <table:table-cell table:style-name="ce110" table:formula="of:=IF([.Q23]&lt;&gt;&quot;n/a&quot;; IF([.Q23]&lt;&gt;&quot;&quot;; &quot;$&quot; &amp; TEXT([.Q23]; &quot;0.00&quot;) &amp; &quot;$&quot;;  &quot;&quot;); &quot;n/a&quot;)" office:value-type="string" office:string-value="n/a" calcext:value-type="string">
            <text:p>n/a</text:p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36" table:number-columns-repeated="19"/>
          <table:table-cell table:style-name="ce115"/>
          <table:table-cell table:style-name="ce96" table:formula="of:=IF([.A24]&lt;&gt;&quot;&quot;; [.A24]; &quot;&quot;)">
            <text:p/>
          </table:table-cell>
          <table:table-cell table:style-name="ce115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115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115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115" table:formula="of:=IF(AND([.H24]&lt;&gt;&quot;&quot;; [.I24]&lt;&gt;&quot;&quot;); &quot; $&quot; &amp; TEXT([.H24]; &quot;0.00&quot;) &amp; &quot;_{\pm &quot; &amp; TEXT([.I24]; &quot;0.00&quot;) &amp; &quot;}$ &quot;; &quot;&quot;)">
            <text:p/>
          </table:table-cell>
          <table:table-cell table:style-name="ce127"/>
          <table:table-cell table:style-name="ce115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115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15" table:formula="of:=IF(AND([.O24]&lt;&gt;&quot;&quot;; [.P24]&lt;&gt;&quot;&quot;); &quot; $&quot; &amp; TEXT([.O24]; &quot;0.00&quot;) &amp; &quot;_{\pm &quot; &amp; TEXT([.P24]; &quot;0.00&quot;) &amp; &quot;}$ &quot;; &quot;&quot;)">
            <text:p/>
          </table:table-cell>
          <table:table-cell table:style-name="ce115" table:formula="of:=IF(AND([.Q24]&lt;&gt;&quot;&quot;; [.R24]&lt;&gt;&quot;&quot;); &quot; $&quot; &amp; TEXT([.Q24]; &quot;0.00&quot;) &amp; &quot;_{\pm &quot; &amp; TEXT([.R24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8" table:formula="of:=IF([.A25]&lt;&gt;&quot;&quot;; [.A25]; &quot;&quot;)">
            <text:p/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23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23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27"/>
          <table:table-cell table:style-name="ce123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23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23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23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23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23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27"/>
          <table:table-cell table:style-name="ce123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23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23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23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23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23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27"/>
          <table:table-cell table:style-name="ce123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23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23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23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23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23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27"/>
          <table:table-cell table:style-name="ce123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23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23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23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29]&lt;&gt;&quot;&quot;; [.A29]; &quot;&quot;)">
            <text:p/>
          </table:table-cell>
          <table:table-cell table:style-name="ce55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23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23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81"/>
          <table:table-cell table:style-name="ce123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23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23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23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6" table:formula="of:=IF([.A30]&lt;&gt;&quot;&quot;; [.A30]; &quot;&quot;)">
            <text:p/>
          </table:table-cell>
          <table:table-cell table:style-name="ce115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15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15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15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27"/>
          <table:table-cell table:style-name="ce115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15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15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15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8" table:formula="of:=IF([.A31]&lt;&gt;&quot;&quot;; [.A31]; &quot;&quot;)">
            <text:p/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23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23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27"/>
          <table:table-cell table:style-name="ce123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23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23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23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23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23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27"/>
          <table:table-cell table:style-name="ce123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23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23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23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23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23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27"/>
          <table:table-cell table:style-name="ce123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23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23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23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23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23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27"/>
          <table:table-cell table:style-name="ce123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23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23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23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35]&lt;&gt;&quot;&quot;; [.A35]; &quot;&quot;)">
            <text:p/>
          </table:table-cell>
          <table:table-cell table:style-name="ce55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23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23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81"/>
          <table:table-cell table:style-name="ce123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23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23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23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37" table:number-columns-repeated="7"/>
          <table:table-cell table:style-name="ce36" table:number-columns-repeated="12"/>
          <table:table-cell table:style-name="ce115"/>
          <table:table-cell table:style-name="ce96" table:formula="of:=IF([.A36]&lt;&gt;&quot;&quot;; [.A36]; &quot;&quot;)">
            <text:p/>
          </table:table-cell>
          <table:table-cell table:style-name="ce115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15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15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15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27"/>
          <table:table-cell table:style-name="ce115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15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15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15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43"/>
          <table:table-cell table:style-name="ce37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8" table:formula="of:=IF([.A37]&lt;&gt;&quot;&quot;; [.A37]; &quot;&quot;)">
            <text:p/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23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23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27"/>
          <table:table-cell table:style-name="ce123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23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23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23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23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23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27"/>
          <table:table-cell table:style-name="ce123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23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23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23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23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23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27"/>
          <table:table-cell table:style-name="ce123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23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23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23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23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23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27"/>
          <table:table-cell table:style-name="ce123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23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23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23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41]&lt;&gt;&quot;&quot;; [.A41]; &quot;&quot;)">
            <text:p/>
          </table:table-cell>
          <table:table-cell table:style-name="ce55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23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23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81"/>
          <table:table-cell table:style-name="ce123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23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23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23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36" table:number-columns-repeated="19"/>
          <table:table-cell table:style-name="ce115"/>
          <table:table-cell table:style-name="ce96" table:formula="of:=IF([.A42]&lt;&gt;&quot;&quot;; [.A42]; &quot;&quot;)">
            <text:p/>
          </table:table-cell>
          <table:table-cell table:style-name="ce115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15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15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15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27"/>
          <table:table-cell table:style-name="ce115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15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15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15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8" table:formula="of:=IF([.A43]&lt;&gt;&quot;&quot;; [.A43]; &quot;&quot;)">
            <text:p/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23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23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27"/>
          <table:table-cell table:style-name="ce123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23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23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23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23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23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27"/>
          <table:table-cell table:style-name="ce123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23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23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23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23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23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27"/>
          <table:table-cell table:style-name="ce123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23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23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23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23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23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27"/>
          <table:table-cell table:style-name="ce123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23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23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23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47]&lt;&gt;&quot;&quot;; [.A47]; &quot;&quot;)">
            <text:p/>
          </table:table-cell>
          <table:table-cell table:style-name="ce55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23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23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81"/>
          <table:table-cell table:style-name="ce123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23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23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23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48]&lt;&gt;&quot;&quot;; [.A48]; &quot;&quot;)">
            <text:p/>
          </table:table-cell>
          <table:table-cell table:style-name="ce115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15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15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15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27"/>
          <table:table-cell table:style-name="ce115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15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15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15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8" table:formula="of:=IF([.A49]&lt;&gt;&quot;&quot;; [.A49]; &quot;&quot;)">
            <text:p/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23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23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27"/>
          <table:table-cell table:style-name="ce123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23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23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23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23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23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27"/>
          <table:table-cell table:style-name="ce123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23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23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23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23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23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27"/>
          <table:table-cell table:style-name="ce123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23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23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23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23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23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27"/>
          <table:table-cell table:style-name="ce123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23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23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23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53]&lt;&gt;&quot;&quot;; [.A53]; &quot;&quot;)">
            <text:p/>
          </table:table-cell>
          <table:table-cell table:style-name="ce55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23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23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81"/>
          <table:table-cell table:style-name="ce123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23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23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23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54]&lt;&gt;&quot;&quot;; [.A54]; &quot;&quot;)">
            <text:p/>
          </table:table-cell>
          <table:table-cell table:style-name="ce115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15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15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15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27"/>
          <table:table-cell table:style-name="ce115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15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15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15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8" table:formula="of:=IF([.A55]&lt;&gt;&quot;&quot;; [.A55]; &quot;&quot;)">
            <text:p/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23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23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27"/>
          <table:table-cell table:style-name="ce123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23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23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23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23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23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27"/>
          <table:table-cell table:style-name="ce123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23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23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23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23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23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27"/>
          <table:table-cell table:style-name="ce123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23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23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23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23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23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27"/>
          <table:table-cell table:style-name="ce123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23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23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23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/>
          <table:table-cell table:style-name="ce81" table:number-columns-repeated="2"/>
          <table:table-cell table:style-name="ce102" table:formula="of:=IF([.A59]&lt;&gt;&quot;&quot;; [.A59]; &quot;&quot;)">
            <text:p/>
          </table:table-cell>
          <table:table-cell table:style-name="ce55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23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23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81"/>
          <table:table-cell table:style-name="ce123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23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23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23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36" table:number-columns-repeated="19"/>
          <table:table-cell table:style-name="ce115"/>
          <table:table-cell table:style-name="ce96" table:formula="of:=IF([.A60]&lt;&gt;&quot;&quot;; [.A60]; &quot;&quot;)">
            <text:p/>
          </table:table-cell>
          <table:table-cell table:style-name="ce115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15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15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15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27"/>
          <table:table-cell table:style-name="ce115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15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15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15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7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8" table:formula="of:=IF([.A61]&lt;&gt;&quot;&quot;; [.A61]; &quot;&quot;)">
            <text:p/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23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23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27"/>
          <table:table-cell table:style-name="ce123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23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23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23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23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23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27"/>
          <table:table-cell table:style-name="ce123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23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23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23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23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23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27"/>
          <table:table-cell table:style-name="ce123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23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23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23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23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23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27"/>
          <table:table-cell table:style-name="ce123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23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23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23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/>
          <table:table-cell table:style-name="ce25"/>
          <table:table-cell table:style-name="ce36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3"/>
          <table:table-cell table:style-name="ce25" table:number-columns-repeated="2"/>
          <table:table-cell table:style-name="ce55"/>
          <table:table-cell table:style-name="ce96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23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23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27"/>
          <table:table-cell table:style-name="ce123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23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23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23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55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31:43.27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35:06.809000000</dc:date>
    <meta:editing-cycles>74</meta:editing-cycles>
    <meta:editing-duration>PT6H5M44S</meta:editing-duration>
    <meta:document-statistic meta:table-count="1" meta:cell-count="814" meta:object-count="0"/>
  </office:meta>
</office:document-meta>
</file>